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style:text-underline-style="none"/>
    </style:style>
    <style:style style:name="P41" style:family="paragraph" style:parent-style-name="Text_20_body" style:master-page-name="">
      <style:paragraph-properties style:page-number="auto"/>
      <style:text-properties style:use-window-font-color="true"/>
    </style:style>
    <style:style style:name="P42"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4"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5"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6"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7" style:family="paragraph" style:parent-style-name="Цитата_20_-_20_автор">
      <style:text-properties style:use-window-font-color="true"/>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text-properties fo:language="ru" fo:country="RU" fo:font-style="normal" style:font-style-asian="normal" style:font-style-complex="normal"/>
    </style:style>
    <style:style style:name="P53" style:family="paragraph" style:parent-style-name="Subtitle">
      <style:text-properties fo:language="ru" fo:country="RU" fo:font-weight="bold" style:font-weight-asian="bold" style:font-weight-complex="bold"/>
    </style:style>
    <style:style style:name="P54" style:family="paragraph" style:parent-style-name="Subtitle">
      <style:text-properties fo:font-style="normal" style:font-style-asian="normal" style:font-style-complex="normal"/>
    </style:style>
    <style:style style:name="P55" style:family="paragraph" style:parent-style-name="Subtitle">
      <style:text-properties style:text-underline-style="none"/>
    </style:style>
    <style:style style:name="P56" style:family="paragraph" style:parent-style-name="Subtitle">
      <style:paragraph-properties fo:margin-top="0.706cm" fo:margin-bottom="0.706cm"/>
      <style:text-properties style:use-window-font-color="true"/>
    </style:style>
    <style:style style:name="P57" style:family="paragraph" style:parent-style-name="Subtitle">
      <style:paragraph-properties fo:margin-top="0.706cm" fo:margin-bottom="0.706cm"/>
      <style:text-properties style:use-window-font-color="true" fo:font-weight="normal" style:font-weight-asian="normal" style:font-weight-complex="normal"/>
    </style:style>
    <style:style style:name="P58" style:family="paragraph" style:parent-style-name="Subtitle">
      <style:paragraph-properties fo:margin-top="0.706cm" fo:margin-bottom="0.706cm"/>
      <style:text-properties style:use-window-font-color="true" fo:font-weight="bold" style:font-weight-asian="bold" style:font-weight-complex="bold"/>
    </style:style>
    <style:style style:name="P59" style:family="paragraph" style:parent-style-name="Эпиграф_20_-_20_автор">
      <style:text-properties style:use-window-font-color="true"/>
    </style:style>
    <style:style style:name="P60" style:family="paragraph" style:parent-style-name="Quotations">
      <style:text-properties style:use-window-font-color="true"/>
    </style:style>
    <style:style style:name="P61" style:family="paragraph" style:parent-style-name="Quotations">
      <style:paragraph-properties fo:text-align="justify" style:justify-single-word="false"/>
      <style:text-properties style:use-window-font-color="true"/>
    </style:style>
    <style:style style:name="P62" style:family="paragraph" style:parent-style-name="Quotations">
      <style:paragraph-properties fo:text-align="justify" style:justify-single-word="false"/>
      <style:text-properties style:use-window-font-color="true" fo:background-color="#ffffff"/>
    </style:style>
    <style:style style:name="P63" style:family="paragraph" style:parent-style-name="Quotations">
      <style:paragraph-properties fo:text-align="justify" style:justify-single-word="false"/>
    </style:style>
    <style:style style:name="P64" style:family="paragraph" style:parent-style-name="Quotations">
      <style:paragraph-properties fo:text-align="justify" style:justify-single-word="false"/>
      <style:text-properties fo:color="#ff3333" fo:background-color="#ffffff"/>
    </style:style>
    <style:style style:name="P65" style:family="paragraph" style:parent-style-name="Цитата_20__2b__20_автор">
      <style:text-properties style:use-window-font-color="true"/>
    </style:style>
    <style:style style:name="P66" style:family="paragraph" style:parent-style-name="Цитата_20__2b__20_автор">
      <style:paragraph-properties fo:text-align="justify" style:justify-single-word="false"/>
      <style:text-properties style:use-window-font-color="true"/>
    </style:style>
    <style:style style:name="P67"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8" style:family="paragraph" style:parent-style-name="Text_20_body">
      <style:paragraph-properties fo:margin-left="0cm" fo:margin-right="0cm" fo:text-indent="0cm" style:auto-text-indent="false"/>
      <style:text-properties style:use-window-font-color="true" style:text-underline-style="none"/>
    </style:style>
    <style:style style:name="P69"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70" style:family="paragraph" style:parent-style-name="Caption">
      <style:text-properties fo:font-weight="normal" style:font-weight-asian="normal" style:font-weight-complex="normal"/>
    </style:style>
    <style:style style:name="P71" style:family="paragraph" style:parent-style-name="Standard">
      <style:text-properties style:use-window-font-color="true"/>
    </style:style>
    <style:style style:name="P72" style:family="paragraph" style:parent-style-name="Table_20_Contents">
      <style:paragraph-properties fo:text-align="justify" style:justify-single-word="false"/>
      <style:text-properties style:font-name="Verdana1"/>
    </style:style>
    <style:style style:name="P73"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9" style:family="paragraph" style:parent-style-name="Text_20_body">
      <style:paragraph-properties fo:margin-top="0cm" fo:margin-bottom="0.199cm" fo:text-align="justify" style:justify-single-word="false" style:shadow="none"/>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Heading_20_3">
      <style:paragraph-properties fo:break-before="page"/>
    </style:style>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91" style:family="paragraph" style:parent-style-name="Subtitle" style:list-style-name="диалог"/>
    <style:style style:name="P92" style:family="paragraph" style:parent-style-name="Text_20_body" style:list-style-name="диалог"/>
    <style:style style:name="P93" style:family="paragraph" style:parent-style-name="Text_20_body" style:list-style-name="диалог">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style:style>
    <style:style style:name="P95" style:family="paragraph" style:parent-style-name="Text_20_body" style:list-style-name="List_20_1">
      <style:paragraph-properties fo:text-align="justify" style:justify-single-word="false"/>
      <style:text-properties style:use-window-font-color="true"/>
    </style:style>
    <style:style style:name="P96" style:family="paragraph" style:parent-style-name="Text_20_body" style:list-style-name="диалог">
      <style:paragraph-properties fo:text-align="justify" style:justify-single-word="false"/>
      <style:text-properties style:use-window-font-color="true" style:text-underline-style="none"/>
    </style:style>
    <style:style style:name="P97" style:family="paragraph" style:parent-style-name="Text_20_body" style:list-style-name="диалог">
      <style:text-properties style:use-window-font-color="true" style:text-underline-style="none"/>
    </style:style>
    <style:style style:name="P98" style:family="paragraph" style:parent-style-name="Text_20_body" style:list-style-name="L2">
      <style:text-properties style:use-window-font-color="true" style:text-underline-style="none"/>
    </style:style>
    <style:style style:name="P99" style:family="paragraph" style:parent-style-name="Text_20_body" style:list-style-name="диалог">
      <style:text-properties style:use-window-font-color="true" style:text-underline-style="none" fo:font-weight="normal" style:font-weight-asian="normal" style:font-weight-complex="normal"/>
    </style:style>
    <style:style style:name="P100" style:family="paragraph" style:parent-style-name="Text_20_body" style:list-style-name="диалог">
      <style:text-properties style:use-window-font-color="true"/>
    </style:style>
    <style:style style:name="P101" style:family="paragraph" style:parent-style-name="Text_20_body" style:list-style-name="List_20_1">
      <style:text-properties style:use-window-font-color="true"/>
    </style:style>
    <style:style style:name="P102" style:family="paragraph" style:parent-style-name="Text_20_body" style:list-style-name="список_20_перечисление">
      <style:text-properties style:use-window-font-color="true"/>
    </style:style>
    <style:style style:name="P103" style:family="paragraph" style:parent-style-name="Text_20_body" style:list-style-name="диалог">
      <style:text-properties style:use-window-font-color="true" fo:font-style="normal" style:font-style-asian="normal" style:font-style-complex="normal"/>
    </style:style>
    <style:style style:name="P104"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5"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6"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7" style:family="paragraph" style:parent-style-name="Text_20_body" style:list-style-name="диалог">
      <style:text-properties style:use-window-font-color="true" style:text-underline-style="solid" style:text-underline-width="auto" style:text-underline-color="font-color"/>
    </style:style>
    <style:style style:name="P108" style:family="paragraph" style:parent-style-name="Text_20_body" style:list-style-name="List_20_4">
      <style:text-properties style:use-window-font-color="true"/>
    </style:style>
    <style:style style:name="P109" style:family="paragraph" style:parent-style-name="Text_20_body" style:list-style-name="L2">
      <style:text-properties style:use-window-font-color="true"/>
    </style:style>
    <style:style style:name="P110" style:family="paragraph" style:parent-style-name="Text_20_body" style:list-style-name="L3">
      <style:text-properties style:use-window-font-color="true"/>
    </style:style>
    <style:style style:name="P111"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список_20_перечисление"/>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2">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style:style>
    <style:style style:name="P122" style:family="paragraph" style:parent-style-name="Text_20_body" style:list-style-name="List_20_4">
      <style:text-properties fo:language="ru" fo:country="RU" fo:font-weight="bold" style:font-weight-asian="bold" style:font-weight-complex="bold"/>
    </style:style>
    <style:style style:name="P123" style:family="paragraph" style:parent-style-name="Text_20_body" style:list-style-name="List_20_5">
      <style:text-properties fo:language="ru" fo:country="RU"/>
    </style:style>
    <style:style style:name="P124" style:family="paragraph" style:parent-style-name="Text_20_body" style:list-style-name="List_20_2"/>
    <style:style style:name="P125" style:family="paragraph" style:parent-style-name="Text_20_body" style:list-style-name="List_20_2">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ist_20_2">
      <style:text-properties fo:font-weight="normal" style:font-weight-asian="normal" style:font-weight-complex="normal"/>
    </style:style>
    <style:style style:name="P128" style:family="paragraph" style:parent-style-name="Text_20_body" style:list-style-name="List_20_3">
      <style:text-properties fo:font-weight="normal" style:font-weight-asian="normal" style:font-weight-complex="normal"/>
    </style:style>
    <style:style style:name="P129" style:family="paragraph" style:parent-style-name="Text_20_body" style:list-style-name="List_20_1">
      <style:text-properties fo:font-weight="normal" style:font-weight-asian="normal" style:font-weight-complex="normal"/>
    </style:style>
    <style:style style:name="P130" style:family="paragraph" style:parent-style-name="Text_20_body" style:list-style-name="List_20_3"/>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2"/>
    <style:style style:name="P134" style:family="paragraph" style:parent-style-name="Text_20_body" style:list-style-name="L3"/>
    <style:style style:name="P135" style:family="paragraph" style:parent-style-name="Text_20_body" style:list-style-name="диалог">
      <style:paragraph-properties fo:margin-left="0cm" fo:margin-right="0cm" fo:text-indent="0cm" style:auto-text-indent="false"/>
      <style:text-properties style:use-window-font-color="true"/>
    </style:style>
    <style:style style:name="P136"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8"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70">или</text:p>
      <text:p text:style-name="P70">мемуары о манипуляторе </text:p>
      <text:h text:style-name="P80"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9">Бенджамин Дизраэли</text:p>
      <text:p text:style-name="Text_20_body">Вы счастливы?</text:p>
      <text:p text:style-name="Text_20_body">Ответьте себе на этот вопрос! Ваша любовь делает вас счастливой? Что вы чувствуете, рядом с любимым? Что все идет как надо? Или что-то не так?</text:p>
      <text:p text:style-name="Text_20_body">Да, вы любите, и это прекрасно! Но вы можете сказать, что это взаимно? Или вам кажется, что вас принимают за <text:s/>ваши заслуги?</text:p>
      <text:p text:style-name="Text_20_body"><text:soft-page-break/>Да, вы готовы отдавать всю себя этим отношениям! Но что вы получаете взамен? Вы строите отношения вместе? Или ваш партнер предпочитает не прилагать усилий?</text:p>
      <text:p text:style-name="P40">Вас полюбили такой, какая вы есть, с вашими достоинствами и недостатками. И до сих пор любят? Или то, что раньше его умиляло внезапно стало поводом для упреков? </text:p>
      <text:p text:style-name="P40">Вы действительно счастливы?</text:p>
      <text:p text:style-name="P40">Ведь если «Нет», и вам есть над чем задуматься, то с этим нужно разобраться.</text:p>
      <text:p text:style-name="P55">* * *</text:p>
      <text:p text:style-name="P40"><office:annotation office:name="__Annotation__12024_1653370809"><dc:creator>&lt;анонимный&gt;</dc:creator><dc:date>2018-11-24T13:14:20.19</dc:date><text:p text:style-name="P143"><text:span text:style-name="T67">Вы держите в руках эту книгу потому, что однажды, проснувшись утром я поняла, что не могу просто взять и отпустить все, что со мной случилось. Потому, что однажды, засыпая, я поняла, что должна рассказать свою историю.</text:span></text:p></office:annotation>Я задаю эти<office:annotation-end office:name="__Annotation__12024_1653370809"/> вопросы не просто так. Каждый из них я задавала и себе в один из самых сложных периодов в своей жизни. И только тогда, когда я дала на них честные ответы, я поняла, что была в ловушке.</text:p>
      <text:p text:style-name="P19">Отношения. Отношения не бывают идеальными. Всегда есть ссоры и примирения, хорошие моменты и плохие... Но всему есть предел. И однажды я осознала, что каждый день с любимым делает меня несчастной.</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text:soft-page-break/>так, но никто не мог мне объяснить, что именно. А потом совершенно неожиданно пришло прозрение. И появилась эта книга.</text:p>
      <text:p text:style-name="P49">*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text:soft-page-break/>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5315754080946171039" text:style-name="диалог">
        <text:list-item>
          <text:p text:style-name="P93">Ты переживаешь напрасно!</text:p>
        </text:list-item>
      </text:list>
      <text:p text:style-name="P14">Или:</text:p>
      <text:list xml:id="list33354594" text:continue-numbering="true" text:style-name="диалог">
        <text:list-item>
          <text:p text:style-name="P93">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А если ваши отношения уже закончились, то вы, скорее всего, в отчаянии, но слышите:</text:p>
      <text:list xml:id="list33349279" text:continue-numbering="true" text:style-name="диалог">
        <text:list-item>
          <text:p text:style-name="P93">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text:span><text:soft-page-break/><text:span text:style-name="T25">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9">*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3072073987881478033" text:style-name="список_20_перечисление">
        <text:list-item>
          <text:p text:style-name="P112"><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2"><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text:soft-page-break/>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2">«Мы учитываем психическое состояние пациента, ставим себя в это состояние и стараемся понять его, сравнивая со своим собственным.»</text:p>
      <text:p text:style-name="P64"/>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text:soft-page-break/>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 абьюзинг</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oft-page-break/><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3367454" text:continue-numbering="true" text:style-name="список_20_перечисление">
        <text:list-item>
          <text:p text:style-name="P94">Равнодушие. Пассивное отношение к чувствам других. Отсутствие сострадания. Неумение и неспособность оказывать поддержку.</text:p>
        </text:list-item>
        <text:list-item>
          <text:p text:style-name="P94">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4">Отсутствие чувства вины и сожаления. Неспособность анализировать полученный опыт. Отрицание наказания. Отсутствие стыда.</text:p>
        </text:list-item>
        <text:list-item>
          <text:p text:style-name="P94">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4">Самоутверждение и жажда подкрепления собственной самооценки за счет окружающих. Деструктивизация отношений. Авторитарный стиль общения, требующий <text:soft-page-break/>беспрекословного подчинения, стремление утвердить собственный авторитет.</text:p>
        </text:list-item>
        <text:list-item>
          <text:p text:style-name="P94">Неспособность выдерживать критику. Завышение собственных способностей и значимости. Самолюбие. Нарциссизм.</text:p>
        </text:list-item>
        <text:list-item>
          <text:p text:style-name="P94">Лень. Безынициативность. Отсутствие стремления из-за страха собственной неудачи.</text:p>
        </text:list-item>
        <text:list-item>
          <text:p text:style-name="P94">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357383266639799858" text:style-name="L1">
        <text:list-header>
          <text:p text:style-name="P113"><text:span text:style-name="Default_20_Paragraph_20_Font"><text:span text:style-name="T29"/></text:span></text:p>
        </text:list-header>
      </text:list>
      <text:p text:style-name="P66">«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6">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6"><text:soft-page-break/>…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7">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70</dc:date><text:p text:style-name="P142"><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text:soft-page-break/>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text:soft-page-break/>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text:soft-page-break/>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9"><text:soft-page-break/>*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9">*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text:soft-page-break/>Приведу пример психопатии из истории, дабы у скептиков было меньше комментариев вроде:</text:p>
      <text:list xml:id="list33346813" text:continue-list="list33349279" text:style-name="диалог">
        <text:list-item>
          <text:p text:style-name="P93">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61">«...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61">Обычный, не психологический анализ не может удовлетворительно объяснить такое послушание...»</text:p>
      <text:p text:style-name="P63"><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text:soft-page-break/>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6">«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7">Х. Арендт, «Банальность зла: Эйхман в Иерусалиме»</text:p>
      <text:p text:style-name="P47"/>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text:soft-page-break/>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9">*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text:soft-page-break/>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text:soft-page-break/>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3365670" text:continue-list="list33367454" text:style-name="список_20_перечисление">
        <text:list-item>
          <text:p text:style-name="P94">когнитивный консонанс — согласованность знаний и поведения;</text:p>
        </text:list-item>
        <text:list-item>
          <text:p text:style-name="P94">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1" text:outline-level="1"><text:s/>Часть 1. <text:line-break/>Воспоминания</text:h>
      <text:p text:style-name="P67"/>
      <text:h text:style-name="P89"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33344629" text:continue-list="list33346813" text:style-name="диалог">
        <text:list-item>
          <text:p text:style-name="P93">У меня д<text:span text:style-name="T2">е</text:span>пресс!!!! Помоги! — пишу однажды мартовским днем другу, тому самому — общему.</text:p>
        </text:list-item>
        <text:list-item>
          <text:p text:style-name="P93">Да. Я тут. Излагай. Жалуйся.</text:p>
        </text:list-item>
        <text:list-item>
          <text:p text:style-name="P93">Не жалей — подбодри, ты умеешь.</text:p>
        </text:list-item>
        <text:list-item>
          <text:p text:style-name="P93"><text:soft-page-break/>Хорошо сделаю. Только в каком, собственно, воп­росе?</text:p>
        </text:list-item>
        <text:list-item>
          <text:p text:style-name="P93">Весна. Я выходная. Сижу дома. Одна и ничего не делаю...</text:p>
        </text:list-item>
        <text:list-item>
          <text:p text:style-name="P93">А не хочешь N. вызвонить? Он парень шабутной и весёлый...</text:p>
        </text:list-item>
        <text:list-item>
          <text:p text:style-name="P93">Хочу...</text:p>
        </text:list-item>
        <text:list-item>
          <text:p text:style-name="P93">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3369351" text:continue-numbering="true" text:style-name="диалог">
        <text:list-item>
          <text:p text:style-name="P93">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9">*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3353433" text:continue-numbering="true" text:style-name="диалог">
        <text:list-item>
          <text:p text:style-name="P93">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3348238" text:continue-numbering="true" text:style-name="диалог">
        <text:list-item>
          <text:p text:style-name="P93">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9">*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3370351" text:continue-numbering="true" text:style-name="диалог">
        <text:list-item>
          <text:p text:style-name="P93">Если я приеду, то буду приставать...</text:p>
        </text:list-item>
        <text:list-item>
          <text:p text:style-name="P93">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9"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3364619" text:continue-numbering="true" text:style-name="диалог">
        <text:list-item>
          <text:p text:style-name="P93">Брожу по ночному городу. Думаю о тебе, вспоминаю...</text:p>
        </text:list-item>
        <text:list-item>
          <text:p text:style-name="P93">Привет. — отвечаю я — Как жизнь?</text:p>
        </text:list-item>
        <text:list-item>
          <text:p text:style-name="P93">Мы на маёвку собираемся. Приезжай.</text:p>
        </text:list-item>
        <text:list-item>
          <text:p text:style-name="P93">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3369083" text:continue-numbering="true" text:style-name="диалог">
        <text:list-item>
          <text:p text:style-name="P93">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3361815" text:continue-numbering="true" text:style-name="диалог">
        <text:list-item>
          <text:p text:style-name="P93">Останешься?</text:p>
        </text:list-item>
        <text:list-item>
          <text:p text:style-name="P93">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89"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4">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3346795" text:continue-numbering="true" text:style-name="диалог">
        <text:list-item>
          <text:p text:style-name="P93">А что он тебе покупает? Цветы? Конфетки?</text:p>
        </text:list-item>
        <text:list-item>
          <text:p text:style-name="P93">Ничего, — ответила я.</text:p>
        </text:list-item>
        <text:list-item>
          <text:p text:style-name="P93">Как? Что, приходит с пустыми руками?!</text:p>
        </text:list-item>
        <text:list-item>
          <text:p text:style-name="P93"><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9"><text:soft-page-break/>* * *</text:p>
      <text:p text:style-name="P14">Первое время все было хорошо. Обнимая меня он часто говорил:</text:p>
      <text:list xml:id="list33344683" text:continue-numbering="true" text:style-name="диалог">
        <text:list-item>
          <text:p text:style-name="P93">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89"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9">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3359291" text:continue-numbering="true" text:style-name="диалог">
        <text:list-item>
          <text:p text:style-name="P93">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3346397" text:continue-numbering="true" text:style-name="диалог">
        <text:list-item>
          <text:p text:style-name="P93">Ты же знаешь — я интроверт. Давай потом.</text:p>
        </text:list-item>
      </text:list>
      <text:p text:style-name="P49">*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9">*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33370875" text:continue-numbering="true" text:style-name="диалог">
        <text:list-item>
          <text:p text:style-name="P93">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9"><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3350101" text:continue-numbering="true" text:style-name="диалог">
        <text:list-item>
          <text:p text:style-name="P93">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9">*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28"><text:span text:style-name="T25">Интроверт, так интроверт. Так забейся ты в чулан и сиди размышляй о жизни! Но нет! У него получалось уделять время друзьям и компьютерным игра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text:span><text:soft-page-break/><text:span text:style-name="T25">его личное пространство, хотя к остальным таких претензий не было. Это всегда очень раздражало меня — не было ощущения, что мы заодно.</text:span></text:p>
      <text:p text:style-name="P14">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4">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Удивительно, как я могла закрывать глаза на такое поведение! Но он отказывал мне с таким сожалением... Будто бы вынужден... Будто ему хочется остаться дома, но он должен сейчас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49"><text:soft-page-break/>* * *</text:p>
      <text:p text:style-name="P14">Наш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 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Раньше, когда «сказка» еще только начиналась, он брал меня за руку, когда мы куда-то шли. Теперь он шел всегда на шаг впереди, заставляя меня за ним бежать. Он уже не брал меня за руку. А когда я просила его не идти так быстро, он игнорировал мои просьбы.</text:p>
      <text:p text:style-name="P28"><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text:span><text:soft-page-break/><text:span text:style-name="T25">лял, что я нарушаю его покой, когда нужно что-то сделать. Мои просьбы стали восприниматься в «штыки».</text:span></text:p>
      <text:p text:style-name="P28"><text:span text:style-name="T25">Уже тогда он стал </text:span><text:span text:style-name="_30__20_Text"><text:span text:style-name="T32">нарушать обещания</text:span></text:span><text:span text:style-name="T32">.</text:span><text:span text:style-name="T25"> Я чувствовала себя обманутой и обиженной, несмотря на его красноречивые оправдания.</text:span></text:p>
      <text:p text:style-name="P28"><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list xml:id="list33371817" text:continue-numbering="true" text:style-name="диалог">
        <text:list-item>
          <text:p text:style-name="P93">Планы меняются. — говорил он с сожалением.</text:p>
        </text:list-item>
      </text:list>
      <text:p text:style-name="P14"><text:s/>Он знал, что я пойму и пользовался этим, чтобы беспрепятственно заниматься своими делами.</text:p>
      <text:p text:style-name="P14">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4">Он очень категорично заявлял, что я его не понимаю и не поддерживаю, не ставя передо мной возможность выбора. Сейчас объясню.</text:p>
      <text:p text:style-name="P49">*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28"><text:soft-page-break/><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Это исключало любую возможность понять его и оправдать его действия.</text:p>
      <text:p text:style-name="P14">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4">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4">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4"><text:soft-page-break/>Вы, наверное, подумаете, что я мазохистка — так жить и терпеть такое отношение, когда можно просто уйти. Меня же, по сути, ничего не держит...</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4">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и срываешь этот бинт.</text:p>
      <text:p text:style-name="P14">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4">Потом возникало желание <text:span text:style-name="T14">обсудить это</text:span> недоразумение. Так как я знала, что он обидчивый, тратилось еще какое-то время на поиск нужных слов, чтоб не задеть его самолю<text:soft-page-break/>бие. Ведь если что пойдет не так, то он начнет мстить за укоры и замечания.</text:p>
      <text:p text:style-name="P14">По итогу разговора я получала свое «заслуженное»:</text:p>
      <text:list xml:id="list33354946" text:continue-numbering="true" text:style-name="диалог">
        <text:list-item>
          <text:p text:style-name="P93">Ты поражаешь меня своей иррациональностью!</text:p>
        </text:list-item>
      </text:list>
      <text:p text:style-name="P14">Его «я» было несокрушимой стеной. Он уходил в себя, а я уходила в угол зализывать свои раны. Я все думала, что же я сказала не так? В чем я не права?..</text:p>
      <text:p text:style-name="P14">Его аргументы и объяснения порой были даже абсурдными! Но и это было тактикой. Весь этот абсурд сбивал меня с толку, а приправа из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4">Все менялось в худшую сторону. Не для нас. Нет. Для меня.</text:p>
      <text:list xml:id="list33366716" text:continue-numbering="true" text:style-name="диалог">
        <text:list-item>
          <text:p text:style-name="P96">Я — интроверт, — говорил он. — Я имею право на личное пространство...</text:p>
        </text:list-item>
      </text:list>
      <text:p text:style-name="P49">*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text:soft-page-break/>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77">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обычно были наши, так называемые, разговоры. Сказать, что он немногословен, ровно как,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text:soft-page-break/>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присущ.</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Здесь речь идет о самодисциплине и способности преодолевать препятствия на пути к цели.</text:p>
      <text:p text:style-name="P14">Цель: стать качком.</text:p>
      <text:p text:style-name="P14"><text:soft-page-break/>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мото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14">Рассматривая особенности его характера, также стоит отметить и положительные качества: трудолюбие, целеустремленность и амбициозность. Суть в том, что без помощи окружающих эти качества ничего не значат. <text:span text:style-name="T14">Л</text:span>юди для него лишь ресурс, не более.</text:p>
      <text:p text:style-name="P14">Когда его не ценят, он уходит. Он не способен смириться с непризнанностью. Любое малейшее замечание может де<text:soft-page-break/>мотивировать его, несмотря на то, что оно обоснованное, без цели обидеть или унизить. Когда у него не получается добиться желаемого, он обвиняет других — помешали.</text:p>
      <text:p text:style-name="P49">* * *</text:p>
      <text:p text:style-name="P4">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4">Я несколько месяцев не выходила из дому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Зная, как он не любит, когда его упрашивают, я не стала с ним спорить и поехала одна.</text:p>
      <text:p text:style-name="P14">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14">Он часто просил меня не вмешиваться в его личное пространство, а в тот вечер я поняла, что и самой проводить время в нашей «семье» не приветствуется. Так чего же он хотел?</text:p>
      <text:p text:style-name="P49"><text:soft-page-break/>* * *</text:p>
      <text:p text:style-name="P14">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4">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4">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P14">Несомненно эти отношения были построены на манипуляции, иначе: почему он меня, такую плохую, не бросал?! 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4">Когда я все это поняла, то увидела весь абсурд наших отношений. Но и это еще не все.</text:p>
      <text:p text:style-name="P14"><text:soft-page-break/>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4">Он надевал маску жертвы и обвинял за то, что я «бросила его одного»! Что в отношениях так не поступают! Что я несправедлива к нему!</text:p>
      <text:p text:style-name="P14">И что мы видим? Одни противоречия:</text:p>
      <text:p text:style-name="P14">«Почему ты не можешь провести время без меня!?» / «Как ты могла оставить меня одного!?»</text:p>
      <text:p text:style-name="P14">«Ты сегодня такая красивая!» / «Фу!»</text:p>
      <text:p text:style-name="P14">«Ты поражаешь меня своей иррациональностью!» / «Какая хорошая идея!»</text:p>
      <text:p text:style-name="P14">Но, на самом деле, ему было нужно:</text:p>
      <text:list xml:id="list33343030" text:continue-list="list33365670" text:style-name="список_20_перечисление">
        <text:list-item>
          <text:p text:style-name="P94">оградить меня от какого-либо общения, дабы лишить меня любой попытки получить поддержку со стороны;</text:p>
        </text:list-item>
        <text:list-item>
          <text:p text:style-name="P94">держать меня под давлением и в постоянном психологическом напряжении, чтобы я была покорной;</text:p>
        </text:list-item>
        <text:list-item>
          <text:p text:style-name="P94">исключить любую возможную попытку бегства, чтобы <text:s/>закрепить свою позицию хозяина и увеличить власть надо мной.</text:p>
        </text:list-item>
      </text:list>
      <text:p text:style-name="P49">* * *</text:p>
      <text:p text:style-name="P14">Откровенно говоря, я ему мешала. Он критиковал все, что касается меня. Его все устраивало только когда я сидела молча и его не трогала.</text:p>
      <text:p text:style-name="P14"><text:soft-page-break/>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33349904" text:continue-list="list33366716" text:style-name="диалог">
        <text:list-item>
          <text:p text:style-name="P93">Не уходи! Я тебя люблю! — причитал он. — Что ты со мной делаешь?!</text:p>
        </text:list-item>
      </text:list>
      <text:p text:style-name="P14">Как? Как в это можно не поверить?!</text:p>
      <text:p text:style-name="P14">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уходить с каждым разом было все сложнее и сложнее.</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4">Какие прекрасные здоровые отношения!</text:p>
      <text:h text:style-name="P89"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использовал ее, зная, что я к нему прислушаюсь. Ведь когда наши отношения были еще дружескими, его точка зрения казалась логичной и конструктивной. Но теперь все изменилось.</text:p>
      <text:p text:style-name="P14">Его суждения переросли в замечания. Очень плавно. Я даже не заметила разницы! Я и опомниться не успела, как его забота и поддержка превратилась в унижение.</text:p>
      <text:list xml:id="list33364078" text:continue-numbering="true" text:style-name="диалог">
        <text:list-item>
          <text:p text:style-name="P93">Каблуки? Ты уверена?...</text:p>
        </text:list-item>
        <text:list-item>
          <text:p text:style-name="P93">Ммм... какое платье! А есть что-то другое?</text:p>
        </text:list-item>
        <text:list-item>
          <text:p text:style-name="P93">Может в брюнетку перекрасишься? Тебе пойдет!</text:p>
        </text:list-item>
      </text:list>
      <text:p text:style-name="P14">Он прятал свое недовольство под псевдозаботой. И с каждым разом я одевалась проще, говорила меньше, сидела тише, чтобы избежать замечаний. </text:p>
      <text:p text:style-name="P14">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боялась его упреков и ждала одобрения.</text:p>
      <text:p text:style-name="P14">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office:annotation office:name="__Annotation__13163_230615782"><dc:creator>&lt;анонимный&gt;</dc:creator><dc:date>2018-11-18T19:55:24.80</dc:date><text:p text:style-name="P142"><text:span text:style-name="T66">?</text:span></text:p></office:annotation>продвигать через меня<office:annotation-end office:name="__Annotation__13163_230615782"/> свои идеи. Таким образом он подготовил почву для новых манипуляций.</text:p>
      <text:p text:style-name="P14"><text:soft-page-break/>Как обычно бывает в любых отношениях? Тебе дают совет, а ты отвечаешь: «Спасибо!» Ты знаешь, что тебе желают тебе только добра и доверяешь. 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людей, которые ошибочно считают себя его близкими. Его самооценка взлетала и на время он успокаивался. А я, в свою очередь, упорно отрицала тот факт, что меня просто используют.</text:p>
      <text:p text:style-name="P49">*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3346444" text:continue-numbering="true" text:style-name="диалог">
        <text:list-item>
          <text:p text:style-name="P93">О боже! Что это?!</text:p>
        </text:list-item>
      </text:list>
      <text:p text:style-name="P14"><text:soft-page-break/>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3346506" text:continue-numbering="true" text:style-name="диалог">
        <text:list-item>
          <text:p text:style-name="P93">Уже лучше.</text:p>
        </text:list-item>
        <text:list-item>
          <text:p text:style-name="P93">Ну это уже куда не шло!..</text:p>
        </text:list-item>
      </text:list>
      <text:p text:style-name="P14">Или:</text:p>
      <text:list xml:id="list33357505" text:continue-numbering="true" text:style-name="диалог">
        <text:list-item>
          <text:p text:style-name="P93">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9"><text:soft-page-break/>*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3356155" text:continue-numbering="true" text:style-name="диалог">
        <text:list-item>
          <text:p text:style-name="P93">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text:soft-page-break/>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3348190" text:continue-numbering="true" text:style-name="диалог">
        <text:list-item>
          <text:p text:style-name="P93">Либо тех, либо тех!</text:p>
        </text:list-item>
        <text:list-item>
          <text:p text:style-name="P93">Но я хочу видеть всех в этот день! Это мой день. Это мои друзья...</text:p>
        </text:list-item>
        <text:list-item>
          <text:p text:style-name="P93">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6">«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6">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7"><text:soft-page-break/>В. Адамчик, «Манипулятор. Секреты успешной манипуляции человеком»</text:p>
      <text:p text:style-name="P47"/>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text:soft-page-break/>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text:soft-page-break/>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text:soft-page-break/>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3372345" text:continue-list="list33343030" text:style-name="список_20_перечисление">
        <text:list-item>
          <text:p text:style-name="P94">похвала, поверхностное очарование, поверхностное сочувствие, чрезмерные извинения;</text:p>
        </text:list-item>
        <text:list-item>
          <text:p text:style-name="P94">деньги, одобрение, подарки;</text:p>
        </text:list-item>
        <text:list-item>
          <text:p text:style-name="P94">внимание, выражения лица, такое как притворный смех или улыбка;</text:p>
        </text:list-item>
        <text:list-item>
          <text:p text:style-name="P94">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9"><text:soft-page-break/>*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text:soft-page-break/>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9"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9">Автор неизвестен</text:p>
      <text:p text:style-name="P14"><office:annotation office:name="__Annotation__12066_1179527587"><dc:creator>&lt;анонимный&gt;</dc:creator><dc:date>2018-11-16T22:34:47.83</dc:date><text:p text:style-name="P142"><text:span text:style-name="T66">В больнице носил на руках а дома не кормил</text:span></text:p><text:p text:style-name="P142"><text:span text:style-name="T66"/></text:p></office:annotation>На момент<office:annotation-end office:name="__Annotation__12066_1179527587"/>,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3357334" text:continue-list="list33348190" text:style-name="диалог">
        <text:list-item>
          <text:p text:style-name="P93">Что-то ты бледненькая, тебе плохо? — спросила она.</text:p>
        </text:list-item>
        <text:list-item>
          <text:p text:style-name="P93">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6">*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3366646" text:continue-numbering="true" text:style-name="диалог">
        <text:list-item>
          <text:p text:style-name="P93">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6">*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3347314" text:continue-numbering="true" text:style-name="диалог">
        <text:list-item>
          <text:p text:style-name="P93">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9">*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6">*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6">«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7">Личко А.Е., «Синдром неустойчивого поведения»</text:p>
      <text:p text:style-name="P47"/>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3363949" text:continue-numbering="true" text:style-name="диалог">
        <text:list-item>
          <text:p text:style-name="P93"><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3370163" text:continue-numbering="true" text:style-name="диалог">
        <text:list-item>
          <text:p text:style-name="P93">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6">*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3370754" text:continue-numbering="true" text:style-name="диалог">
        <text:list-item>
          <text:p text:style-name="P93">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3354787" text:continue-numbering="true" text:style-name="диалог">
        <text:list-item>
          <text:p text:style-name="P93">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9"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3363922" text:continue-numbering="true" text:style-name="диалог">
        <text:list-item>
          <text:p text:style-name="P93">Я вчера ходил в кино.</text:p>
        </text:list-item>
      </text:list>
      <text:p text:style-name="P14">Мы едем в за город отдыхать, он скажет:</text:p>
      <text:list xml:id="list33352839" text:continue-numbering="true" text:style-name="диалог">
        <text:list-item>
          <text:p text:style-name="P93">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3358550" text:continue-numbering="true" text:style-name="диалог">
        <text:list-item>
          <text:p text:style-name="P93"><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3343383" text:continue-numbering="true" text:style-name="диалог">
        <text:list-item>
          <text:p text:style-name="P93">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6">*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3346438" text:continue-numbering="true" text:style-name="диалог">
        <text:list-item>
          <text:p text:style-name="P93">Ого, ты что, предложение делаешь?!</text:p>
        </text:list-item>
      </text:list>
      <text:p text:style-name="P14"><text:soft-page-break/>Милый засмеялся и ответил:</text:p>
      <text:list xml:id="list33361306" text:continue-numbering="true" text:style-name="диалог">
        <text:list-item>
          <text:p text:style-name="P114"><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6">* * *</text:p>
      <text:p text:style-name="P14">Часто его просьбы были провокацией и сопровождались:</text:p>
      <text:list xml:id="list33374321" text:continue-numbering="true" text:style-name="диалог">
        <text:list-item>
          <text:p text:style-name="P93">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6">*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3346725" text:continue-numbering="true" text:style-name="диалог">
        <text:list-item>
          <text:p text:style-name="P93"><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3350168" text:continue-numbering="true" text:style-name="диалог">
        <text:list-item>
          <text:p text:style-name="P93">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3368841" text:continue-numbering="true" text:style-name="диалог">
        <text:list-item>
          <text:p text:style-name="P93">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3345035" text:continue-numbering="true" text:style-name="диалог">
        <text:list-item>
          <text:p text:style-name="P93"><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3371763" text:continue-numbering="true" text:style-name="диалог">
        <text:list-item>
          <text:p text:style-name="P93">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3351718" text:continue-numbering="true" text:style-name="диалог">
        <text:list-item>
          <text:p text:style-name="P93">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6"><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3371340" text:continue-numbering="true" text:style-name="диалог">
        <text:list-item>
          <text:p text:style-name="P93">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3358414" text:continue-numbering="true" text:style-name="диалог">
        <text:list-item>
          <text:p text:style-name="P93">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6">«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7">Ирина Мельниченко, «Мудаки и игра на публику»</text:p>
      <text:p text:style-name="P47"/>
      <text:p text:style-name="P49">*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3371484" text:continue-numbering="true" text:style-name="диалог">
        <text:list-item>
          <text:p text:style-name="P93">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3351597" text:continue-numbering="true" text:style-name="диалог">
        <text:list-item>
          <text:p text:style-name="P93">Сама, котик...</text:p>
        </text:list-item>
        <text:list-item>
          <text:p text:style-name="P93">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3346492" text:continue-numbering="true" text:style-name="диалог">
        <text:list-item>
          <text:p text:style-name="P93">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9"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9">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6">«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6"><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7">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6">«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6">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3363521" text:continue-numbering="true" text:style-name="диалог">
        <text:list-item>
          <text:p text:style-name="P93">Тю! Ты серьезно?! Посмотри на себя! Это был вопрос времени! Она слишком хороша для тебя! Хватит нюни распускать!..</text:p>
        </text:list-item>
      </text:list>
      <text:p text:style-name="P56">*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3344407" text:continue-numbering="true" text:style-name="диалог">
        <text:list-item>
          <text:p text:style-name="P114"><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3374753" text:continue-numbering="true" text:style-name="диалог">
        <text:list-item>
          <text:p text:style-name="P114"><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6">«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6">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7">Я. А. Волкова, «Деструктивное общение в когнитивно-дискурсивном аспекте»</text:p>
      <text:p text:style-name="P47"/>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3370964" text:continue-numbering="true" text:style-name="диалог">
        <text:list-item>
          <text:p text:style-name="P93">Неужели тебе нравятся такое общение!?</text:p>
        </text:list-item>
      </text:list>
      <text:p text:style-name="P28">Ответ всегда был один:</text:p>
      <text:list xml:id="list33347587" text:continue-numbering="true" text:style-name="диалог">
        <text:list-item>
          <text:p text:style-name="P93">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6">* * *</text:p>
      <text:p text:style-name="P14">Вернемся к делу. Основных тем у них было несколько:</text:p>
      <text:list xml:id="list33348885" text:continue-list="list33372345" text:style-name="список_20_перечисление">
        <text:list-item>
          <text:p text:style-name="P94">женские жопы;</text:p>
        </text:list-item>
        <text:list-item>
          <text:p text:style-name="P94">как изменить девушке/жене и сделать так, чтоб об этом никто не узнал;</text:p>
        </text:list-item>
        <text:list-item>
          <text:p text:style-name="P94">печальная история о том, как одна их общая подруга «дала» им всем, кроме одного, чем жестоко задела самолюбие оного;</text:p>
        </text:list-item>
        <text:list-item>
          <text:p text:style-name="P94">размер мужского достоинства;</text:p>
        </text:list-item>
        <text:list-item>
          <text:p text:style-name="P94"><text:soft-page-break/>HOTS<text:note text:id="ftn8"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4">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6">«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7">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6">*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3366204" text:continue-list="list33347587" text:style-name="диалог">
        <text:list-item>
          <text:p text:style-name="P93">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3364151" text:continue-numbering="true" text:style-name="диалог">
        <text:list-item>
          <text:p text:style-name="P93">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6">* * *</text:p>
      <text:p text:style-name="P14">Не могу не вставить пару слов о его семье... Точнее — 4 слова:</text:p>
      <text:list xml:id="list7428766182157238905" text:style-name="List_20_1">
        <text:list-item>
          <text:p text:style-name="P95">Все</text:p>
        </text:list-item>
        <text:list-item>
          <text:p text:style-name="P95">Друг</text:p>
        </text:list-item>
        <text:list-item>
          <text:p text:style-name="P95">Друга</text:p>
        </text:list-item>
        <text:list-item>
          <text:p text:style-name="P95">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3355202" text:continue-list="list33364151" text:style-name="диалог">
        <text:list-item>
          <text:p text:style-name="P93">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3367723" text:continue-numbering="true" text:style-name="диалог">
        <text:list-item>
          <text:p text:style-name="P100">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9"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3371922" text:continue-numbering="true" text:style-name="диалог">
        <text:list-item>
          <text:p text:style-name="P100">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3352432" text:continue-numbering="true" text:style-name="диалог">
        <text:list-item>
          <text:p text:style-name="P100"><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6">*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3354975" text:continue-numbering="true" text:style-name="диалог">
        <text:list-item>
          <text:p text:style-name="P100">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6">*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3368175" text:continue-numbering="true" text:style-name="диалог">
        <text:list-item>
          <text:p text:style-name="P100">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3362921" text:continue-numbering="true" text:style-name="диалог">
        <text:list-item>
          <text:p text:style-name="P100">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3362043" text:continue-numbering="true" text:style-name="диалог">
        <text:list-item>
          <text:p text:style-name="P100">Пойдем купим тебе что-нибудь новое.</text:p>
        </text:list-item>
      </text:list>
      <text:p text:style-name="P4">Он отвечал:</text:p>
      <text:list xml:id="list33368439" text:continue-numbering="true" text:style-name="диалог">
        <text:list-item>
          <text:p text:style-name="P100">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9">*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3361760" text:continue-numbering="true" text:style-name="диалог">
        <text:list-item>
          <text:p text:style-name="P100">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3354826" text:continue-numbering="true" text:style-name="диалог">
        <text:list-item>
          <text:p text:style-name="P100">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3342984" text:continue-numbering="true" text:style-name="диалог">
        <text:list-item>
          <text:p text:style-name="P100">Это не я...</text:p>
        </text:list-item>
        <text:list-item>
          <text:p text:style-name="P100">Если я этого не помню, значит этого не было.</text:p>
        </text:list-item>
        <text:list-item>
          <text:p text:style-name="P100">Я имею право хранить молчание.</text:p>
        </text:list-item>
        <text:list-item>
          <text:p text:style-name="P100">Я ничего не обещал.</text:p>
        </text:list-item>
      </text:list>
      <text:p text:style-name="P56">*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3374728" text:continue-numbering="true" text:style-name="диалог">
        <text:list-item>
          <text:p text:style-name="P100">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6">*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6">*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60">«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60">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60"><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60">В судьбу я не верю, я верю только в свои силы. Если ты считаешь, что сил больше нет — я не вправе тебе ничего навязывать.»</text:p>
      <text:p text:style-name="P60"/>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3350226" text:continue-numbering="true" text:style-name="диалог">
        <text:list-item>
          <text:p text:style-name="P100">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60">«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60">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60"><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60">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60">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60">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60">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60">Я растерян и не знаю, что мне делать. Мне страшно и я обессилен. Ты не можешь быть такой бесчувственной и бросить меня, когда ты мне так нужна!</text:p>
      <text:p text:style-name="P60">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60"><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60">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60">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60"/>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9"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3344738" text:continue-numbering="true" text:style-name="диалог">
        <text:list-item>
          <text:p text:style-name="P100">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3346182" text:continue-numbering="true" text:style-name="диалог">
        <text:list-item>
          <text:p text:style-name="P100">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3373045" text:continue-numbering="true" text:style-name="диалог">
        <text:list-item>
          <text:p text:style-name="P100">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3355269" text:continue-numbering="true" text:style-name="диалог">
        <text:list-item>
          <text:p text:style-name="P100"><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3357169" text:continue-numbering="true" text:style-name="диалог">
        <text:list-item>
          <text:p text:style-name="P100">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5">«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5">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7">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8">*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3373259" text:continue-numbering="true" text:style-name="диалог">
        <text:list-item>
          <text:p text:style-name="P100">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3345820" text:continue-numbering="true" text:style-name="диалог">
        <text:list-item>
          <text:p text:style-name="P100">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3352842" text:continue-numbering="true" text:style-name="диалог">
        <text:list-item>
          <text:p text:style-name="P100">Да кому ты нужна, кроме меня?! — и понимала, что и правда, ведь в ней столько недостатков! Она ведь постоянно в чем-то виновата...</text:p>
        </text:list-item>
        <text:list-item>
          <text:p text:style-name="P100">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00">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3350353" text:continue-numbering="true" text:style-name="диалог">
        <text:list-item>
          <text:p text:style-name="P100">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9"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3350591" text:continue-numbering="true" text:style-name="диалог">
        <text:list-item>
          <text:p text:style-name="P100">Я могу с этим жить? — Да.</text:p>
        </text:list-item>
        <text:list-item>
          <text:p text:style-name="P100">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3373549" text:continue-numbering="true" text:style-name="диалог">
        <text:list-item>
          <text:p text:style-name="P100">Не ной.</text:p>
        </text:list-item>
        <text:list-item>
          <text:p text:style-name="P100">Мне неинтересно это слушать.</text:p>
        </text:list-item>
        <text:list-item>
          <text:p text:style-name="P100">Это ты виновата, это ты допустила.</text:p>
        </text:list-item>
        <text:list-item>
          <text:p text:style-name="P100">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3342451" text:continue-numbering="true" text:style-name="диалог">
        <text:list-item>
          <text:p text:style-name="P100">А я тут при чем?!</text:p>
        </text:list-item>
      </text:list>
      <text:p text:style-name="P4">Или:</text:p>
      <text:list xml:id="list33372897" text:continue-numbering="true" text:style-name="диалог">
        <text:list-item>
          <text:p text:style-name="P100">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3367813" text:continue-numbering="true" text:style-name="диалог">
        <text:list-item>
          <text:p text:style-name="P100">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3349256" text:continue-numbering="true" text:style-name="диалог">
        <text:list-item>
          <text:p text:style-name="P100">Хватит ныть! Соберись, тряпка!</text:p>
        </text:list-item>
      </text:list>
      <text:p text:style-name="P4">Он не хотел слушать о моих проблемах и называл это нежелание — «д<office:annotation office:name="__Annotation__13064_625720162"><dc:creator>&lt;анонимный&gt;</dc:creator><dc:date>2018-11-17T22:15:50</dc:date><text:p text:style-name="P142"><text:span text:style-name="T66">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56">*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3372203" text:continue-numbering="true" text:style-name="диалог">
        <text:list-item>
          <text:p text:style-name="P92"><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7">*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9">*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3361648" text:continue-numbering="true" text:style-name="диалог">
        <text:list-item>
          <text:p text:style-name="P100">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3354507" text:continue-numbering="true" text:style-name="диалог">
        <text:list-item>
          <text:p text:style-name="P100">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3362745" text:continue-numbering="true" text:style-name="диалог">
        <text:list-item>
          <text:p text:style-name="P100">Ты же девочка, ты должна быть слабой... (в понимании женственности).</text:p>
        </text:list-item>
      </text:list>
      <text:p text:style-name="P4">У меня один ответ:</text:p>
      <text:list xml:id="list33356833" text:continue-numbering="true" text:style-name="диалог">
        <text:list-item>
          <text:p text:style-name="P100">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3364036" text:continue-numbering="true" text:style-name="диалог">
        <text:list-item>
          <text:p text:style-name="P100">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9"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9">Фаина Раневская</text:p>
      <text:p text:style-name="P46">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3351112" text:continue-numbering="true" text:style-name="диалог">
        <text:list-item>
          <text:p text:style-name="P100">Я никогда не говорил это!</text:p>
        </text:list-item>
      </text:list>
      <text:p text:style-name="P4">И вот вы начинаете сомневаться в том, что слышали.</text:p>
      <text:list xml:id="list33350701" text:continue-numbering="true" text:style-name="диалог">
        <text:list-item>
          <text:p text:style-name="P100">Тебе кажется, что ты переживаешь! Ничего ты не переживаешь!</text:p>
        </text:list-item>
      </text:list>
      <text:p text:style-name="P4">И вы сомневаетесь, что ваши переживания реальны.</text:p>
      <text:list xml:id="list33361445" text:continue-numbering="true" text:style-name="диалог">
        <text:list-item>
          <text:p text:style-name="P100">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3346294" text:continue-numbering="true" text:style-name="диалог">
        <text:list-item>
          <text:p text:style-name="P100">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3351105" text:continue-numbering="true" text:style-name="диалог">
        <text:list-item>
          <text:p text:style-name="P100">Ну не говорил, так не говорил...</text:p>
        </text:list-item>
      </text:list>
      <text:p text:style-name="P49">*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3344859" text:continue-numbering="true" text:style-name="диалог">
        <text:list-item>
          <text:p text:style-name="P100">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3368981" text:continue-numbering="true" text:style-name="диалог">
        <text:list-item>
          <text:p text:style-name="P100">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3370884" text:continue-numbering="true" text:style-name="диалог">
        <text:list-item>
          <text:p text:style-name="P100">Ну говорил, так говорил... Я снова все напутала.</text:p>
          <text:p text:style-name="P135"/>
        </text:list-item>
      </text:list>
      <text:p text:style-name="P65">«Для того чтобы сидеть в клетке, не всегда нужны прутья.»</text:p>
      <text:p text:style-name="P47">Рональд Дэвид Лэйнг, «Политика семьи»</text:p>
      <text:p text:style-name="P47"/>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3346259" text:continue-numbering="true" text:style-name="диалог">
        <text:list-item>
          <text:p text:style-name="P100">Но ведь было же!</text:p>
        </text:list-item>
      </text:list>
      <text:p text:style-name="P4">Но мне повторяли и повторяли:</text:p>
      <text:list xml:id="list33373129" text:continue-numbering="true" text:style-name="диалог">
        <text:list-item>
          <text:p text:style-name="P100">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3367993" text:continue-numbering="true" text:style-name="диалог">
        <text:list-item>
          <text:p text:style-name="P100"><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3370018" text:continue-numbering="true" text:style-name="диалог">
        <text:list-item>
          <text:p text:style-name="P100">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3371180" text:continue-numbering="true" text:style-name="диалог">
        <text:list-item>
          <text:p text:style-name="P100"><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3362802" text:continue-numbering="true" text:style-name="диалог">
        <text:list-item>
          <text:p text:style-name="P100">Ты уже так вела себя на прошлой неделе.</text:p>
        </text:list-item>
      </text:list>
      <text:p text:style-name="P4">Я пыталась оправдаться, и говорила, что в той ситуации были те же причины:</text:p>
      <text:list xml:id="list33368555" text:continue-numbering="true" text:style-name="диалог">
        <text:list-item>
          <text:p text:style-name="P100">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3364177" text:continue-numbering="true" text:style-name="диалог">
        <text:list-item>
          <text:p text:style-name="P100">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3359770" text:continue-numbering="true" text:style-name="диалог">
        <text:list-item>
          <text:p text:style-name="P100">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3345921" text:continue-numbering="true" text:style-name="диалог">
        <text:list-item>
          <text:p text:style-name="P100">Да все считают, что ты неадекватная!</text:p>
        </text:list-item>
      </text:list>
      <text:p text:style-name="P4">Или:</text:p>
      <text:list xml:id="list33363708" text:continue-numbering="true" text:style-name="диалог">
        <text:list-item>
          <text:p text:style-name="P100">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6">*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3352500" text:continue-numbering="true" text:style-name="диалог">
        <text:list-item>
          <text:p text:style-name="P100">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5">«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5">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9">*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6">*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3363467" text:continue-numbering="true" text:style-name="диалог">
        <text:list-item>
          <text:p text:style-name="P100">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3365701" text:continue-numbering="true" text:style-name="диалог">
        <text:list-item>
          <text:p text:style-name="P100">Я уже дома. А ты где? — по голосу было понятно, что он улыбается.</text:p>
        </text:list-item>
        <text:list-item>
          <text:p text:style-name="P100">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3368533" text:continue-numbering="true" text:style-name="диалог">
        <text:list-item>
          <text:p text:style-name="P100">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3363488" text:continue-numbering="true" text:style-name="диалог">
        <text:list-item>
          <text:p text:style-name="P100">Помнишь, утром коту вкололи лекарство?</text:p>
        </text:list-item>
        <text:list-item>
          <text:p text:style-name="P100">Помню.</text:p>
        </text:list-item>
        <text:list-item>
          <text:p text:style-name="P100">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00"><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00">Да, но с небольшой поправкой — пока не буду уверена в том, что лекарство подействовало, и ему легче.</text:p>
        </text:list-item>
        <text:list-item>
          <text:p text:style-name="P100">Я тебя неправильно понял...</text:p>
        </text:list-item>
        <text:list-item>
          <text:p text:style-name="P100">А что конкретно ты не так понял? Тебе нужно было просто набрать меня, когда освободишься и узнать, пойду я с тобой или нет?</text:p>
        </text:list-item>
        <text:list-item>
          <text:p text:style-name="P100">Я подумал, что если коту плохо, то ты никуда не пойдешь.</text:p>
        </text:list-item>
        <text:list-item>
          <text:p text:style-name="P100">Но мы договорились, что если ему станет лучше, то я пойду. Было?</text:p>
        </text:list-item>
        <text:list-item>
          <text:p text:style-name="P100">Было.</text:p>
        </text:list-item>
        <text:list-item>
          <text:p text:style-name="P100">Так почему ты не позвонил?</text:p>
        </text:list-item>
        <text:list-item>
          <text:p text:style-name="P100">Я тебя не так понял...</text:p>
          <text:p text:style-name="P100"/>
        </text:list-item>
      </text:list>
      <text:p text:style-name="P65">«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5">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7"><text:soft-page-break/>С. А. Зелинский, «Психотехнологии гипнотического манипулирования сознанием»</text:p>
      <text:p text:style-name="P47"/>
      <text:p text:style-name="P4">И эта техника прекрасно прослеживается здесь:</text:p>
      <text:list xml:id="list33354059" text:continue-numbering="true" text:style-name="диалог">
        <text:list-item>
          <text:p text:style-name="P92"><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92"><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3351268" text:continue-numbering="true" text:style-name="диалог">
        <text:list-item>
          <text:p text:style-name="P100">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9"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9">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3357662" text:continue-numbering="true" text:style-name="диалог">
        <text:list-item>
          <text:p text:style-name="P100"><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3351670" text:continue-numbering="true" text:style-name="диалог">
        <text:list-item>
          <text:p text:style-name="P100">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3357588" text:continue-numbering="true" text:style-name="диалог">
        <text:list-item>
          <text:p text:style-name="P100">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6"><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3342660" text:continue-numbering="true" text:style-name="диалог">
        <text:list-item>
          <text:p text:style-name="P100">Все не так! Я ожидал совсем другого! Ты все неправильно сделала!</text:p>
        </text:list-item>
        <text:list-item>
          <text:p text:style-name="P100">А что конкретно тебя не устраивает — манера письма?</text:p>
        </text:list-item>
        <text:list-item>
          <text:p text:style-name="P100">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3364377" text:continue-list="list7428766182157238905" text:style-name="List_20_1">
        <text:list-item text:start-value="1">
          <text:p text:style-name="P101">У меня</text:p>
        </text:list-item>
        <text:list-item>
          <text:p text:style-name="P101">Идеальная</text:p>
        </text:list-item>
        <text:list-item>
          <text:p text:style-name="P101">Девушка</text:p>
        </text:list-item>
        <text:list-item>
          <text:p text:style-name="P101">Которую</text:p>
        </text:list-item>
        <text:list-item>
          <text:p text:style-name="P101">Я очень</text:p>
        </text:list-item>
        <text:list-item>
          <text:p text:style-name="P101">Сильно</text:p>
        </text:list-item>
        <text:list-item>
          <text:p text:style-name="P101">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5">«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5">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5">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7"><text:soft-page-break/>С. А. Зелинский, «Методы, приемы и способы манипуляций. (Современные психотехнологии манипулирования)»</text:p>
      <text:p text:style-name="P47"/>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5">«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5">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7"><text:soft-page-break/>С. А. Зелинский, «Методы, приемы и способы манипуляций. (Современные психотехнологии манипулирования)»</text:p>
      <text:p text:style-name="P47"/>
      <text:p text:style-name="P4">Когда я спокойным тоном попросила его расслабиться и не перебивать меня, мол, мы ведь разговариваем.</text:p>
      <text:list xml:id="list33363117" text:continue-list="list33342660" text:style-name="диалог">
        <text:list-item>
          <text:p text:style-name="P100">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3371460" text:continue-numbering="true" text:style-name="диалог">
        <text:list-item>
          <text:p text:style-name="P100">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3350358" text:continue-numbering="true" text:style-name="диалог">
        <text:list-item>
          <text:p text:style-name="P100">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3365524" text:continue-numbering="true" text:style-name="диалог">
        <text:list-item>
          <text:p text:style-name="P100"><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3360555" text:continue-numbering="true" text:style-name="диалог">
        <text:list-item>
          <text:p text:style-name="P100"><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6">*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9"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9">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60">«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60"/>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6">*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3352559" text:continue-numbering="true" text:style-name="диалог">
        <text:list-item>
          <text:p text:style-name="P100">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6">*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3362300" text:continue-numbering="true" text:style-name="диалог">
        <text:list-item>
          <text:p text:style-name="P100">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6">*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60">«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60">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3346448" text:continue-numbering="true" text:style-name="диалог">
        <text:list-item>
          <text:p text:style-name="P100">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3360364" text:continue-numbering="true" text:style-name="диалог">
        <text:list-item>
          <text:p text:style-name="P100">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9"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3351060" text:continue-numbering="true" text:style-name="диалог">
        <text:list-item>
          <text:p text:style-name="P100">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3372465" text:continue-numbering="true" text:style-name="диалог">
        <text:list-item>
          <text:p text:style-name="P100">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33667161" text:continue-numbering="true" text:style-name="диалог">
        <text:list-item>
          <text:p text:style-name="P100"><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6"><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3370414" text:continue-numbering="true" text:style-name="диалог">
        <text:list-item>
          <text:p text:style-name="P100">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9"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3356850" text:continue-numbering="true" text:style-name="диалог">
        <text:list-item>
          <text:p text:style-name="P100">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3354265" text:continue-numbering="true" text:style-name="диалог">
        <text:list-item>
          <text:p text:style-name="P100"><text:soft-page-break/>Тебе что, потрахаться не с кем? — спросила я его.</text:p>
        </text:list-item>
      </text:list>
      <text:p text:style-name="P44">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5">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3"><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3365664" text:continue-numbering="true" text:style-name="диалог">
        <text:list-item>
          <text:p text:style-name="P100">Ты очень хорошо выглядишь.</text:p>
        </text:list-item>
        <text:list-item>
          <text:p text:style-name="P100">Я очень за тобой соскучился.</text:p>
        </text:list-item>
        <text:list-item>
          <text:p text:style-name="P100">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3355170" text:continue-numbering="true" text:style-name="диалог">
        <text:list-item>
          <text:p text:style-name="P100"><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00">А по вторникам? — спросил он.</text:p>
        </text:list-item>
        <text:list-item>
          <text:p text:style-name="P100">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9"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3359229" text:continue-numbering="true" text:style-name="диалог">
        <text:list-item>
          <text:p text:style-name="P100">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3347620" text:continue-numbering="true" text:style-name="диалог">
        <text:list-item>
          <text:p text:style-name="P100">А скажите мне, пожалуйста, зачем вам Яна?</text:p>
        </text:list-item>
        <text:list-item>
          <text:p text:style-name="P100">В смысле: «зачем мне Яна»? <text:span text:style-name="T14">Я ее люблю! — его ответ сопровождался задорными смешками.</text:span></text:p>
        </text:list-item>
        <text:list-item>
          <text:p text:style-name="P100">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3347517" text:continue-numbering="true" text:style-name="диалог">
        <text:list-item>
          <text:p text:style-name="P100">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9"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3372358" text:continue-numbering="true" text:style-name="диалог">
        <text:list-item>
          <text:p text:style-name="P100"><text:soft-page-break/>Котик, а когда ты принял такое решение — на мне жениться?</text:p>
        </text:list-item>
        <text:list-item>
          <text:p text:style-name="P100">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3350642" text:continue-list="list33364377" text:style-name="List_20_1">
        <text:list-item>
          <text:list>
            <text:list-item>
              <text:p text:style-name="P101">мне это не нравится;</text:p>
            </text:list-item>
            <text:list-item>
              <text:p text:style-name="P101">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3353596" text:continue-list="list33372358" text:style-name="диалог">
        <text:list-item>
          <text:p text:style-name="P100">Ну и когда же мы поженимся? — спросила я.</text:p>
        </text:list-item>
        <text:list-item>
          <text:p text:style-name="P100">Давай летом. — предложил он.</text:p>
        </text:list-item>
      </text:list>
      <text:p text:style-name="P4">Отличная идея.</text:p>
      <text:p text:style-name="P4">Я не знаю, как мы вообще до лета дожили.</text:p>
      <text:h text:style-name="P89"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3357522" text:continue-numbering="true" text:style-name="диалог">
        <text:list-item>
          <text:p text:style-name="P100"><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3353811" text:continue-numbering="true" text:style-name="диалог">
        <text:list-item>
          <text:p text:style-name="P100">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9">* * *</text:p>
      <text:p text:style-name="P41">У меня сохранилась переписка, где на следующий день он идет на попятную — забирает свои слова назад:</text:p>
      <text:list xml:id="list33349114" text:continue-numbering="true" text:style-name="диалог">
        <text:list-item>
          <text:p text:style-name="P100">...Я не хотел никогда никаких бумажек. Вчера это был просто разговор, из которого ты нашифровала!</text:p>
        </text:list-item>
        <text:list-item>
          <text:p text:style-name="P100">«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00">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00">Меня такое отношение мягко говоря не устраивает! Что-то ты часто уходишь от своих <text:s/>слов! С аргументом: «Я ляпнул не подумав»...</text:p>
        </text:list-item>
        <text:list-item>
          <text:p text:style-name="P100">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92"><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00">Поэтому я не понимаю, почему ты так упорно ее пытаешься пропихнуть, когда причина не в этом!? — он стоит на своем.</text:p>
        </text:list-item>
        <text:list-item>
          <text:p text:style-name="P100">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6"><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3369415" text:continue-numbering="true" text:style-name="диалог">
        <text:list-item>
          <text:p text:style-name="P100">Когда вещи заберешь? — пишет он в тот же день.</text:p>
        </text:list-item>
        <text:list-item>
          <text:p text:style-name="P100"><text:soft-page-break/>Сегодня, — отвечаю я, на что он отвечает:</text:p>
        </text:list-item>
        <text:list-item>
          <text:p text:style-name="P100">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3364666" text:continue-numbering="true" text:style-name="диалог">
        <text:list-item>
          <text:p text:style-name="P100">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5">«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5">«Мы все должны бояться злых людей. Но есть другое зло, которого мы должны бояться еще больше. Это зло — равнодушие хороших людей.»</text:p>
      <text:p text:style-name="P47">Х/Ф «Святые из Бундока»</text:p>
      <text:p text:style-name="P47"/>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3363133" text:continue-numbering="true" text:style-name="диалог">
        <text:list-item>
          <text:p text:style-name="P100">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3366813" text:continue-numbering="true" text:style-name="диалог">
        <text:list-item>
          <text:p text:style-name="P100">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3355911" text:continue-numbering="true" text:style-name="диалог">
        <text:list-item>
          <text:p text:style-name="P100">Давай завтра созвонимся и обсудим <text:span text:style-name="T50">&lt;</text:span>уже не помню что<text:span text:style-name="T50">&gt;</text:span>...</text:p>
        </text:list-item>
        <text:list-item>
          <text:p text:style-name="P100"><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3346969" text:continue-numbering="true" text:style-name="диалог">
        <text:list-item>
          <text:p text:style-name="P100">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6"><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3343915" text:continue-numbering="true" text:style-name="диалог">
        <text:list-item>
          <text:p text:style-name="P100">Да, мать, ты такая сильная! Я бы так не смогла...</text:p>
        </text:list-item>
        <text:list-item>
          <text:p text:style-name="P100">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00">Я бы не смогла простить, но ты молодец!</text:p>
        </text:list-item>
        <text:list-item>
          <text:p text:style-name="P100">Что простить?</text:p>
        </text:list-item>
        <text:list-item>
          <text:p text:style-name="P100">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3366562" text:continue-numbering="true" text:style-name="диалог">
        <text:list-item>
          <text:p text:style-name="P100">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3372025" text:continue-numbering="true" text:style-name="диалог">
        <text:list-item>
          <text:p text:style-name="P100">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6"><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3367354" text:continue-numbering="true" text:style-name="диалог">
        <text:list-item>
          <text:p text:style-name="P100">Все в порядке;</text:p>
        </text:list-item>
        <text:list-item>
          <text:p text:style-name="P100">Ты себе накручиваешь;</text:p>
        </text:list-item>
        <text:list-item>
          <text:p text:style-name="P100"><text:soft-page-break/>Ты придумываешь драму на пустом месте;</text:p>
        </text:list-item>
        <text:list-item>
          <text:p text:style-name="P100">Ты паришься без причины...</text:p>
        </text:list-item>
        <text:list-item>
          <text:p text:style-name="P100">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6">*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5">«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7">Анджей Сапковский, «Крещение огнём»</text:p>
      <text:p text:style-name="P47"/>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6">*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3354979" text:continue-numbering="true" text:style-name="диалог">
        <text:list-item>
          <text:p text:style-name="P100">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3363114" text:continue-numbering="true" text:style-name="диалог">
        <text:list-item>
          <text:p text:style-name="P100">И что тебе приснилось? — спросил он.</text:p>
        </text:list-item>
        <text:list-item>
          <text:p text:style-name="P100">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00">В смысле: «обманываю»? Что я тебе изменил?</text:p>
        </text:list-item>
        <text:list-item>
          <text:p text:style-name="P100">Да, — ответила я, — с темноволосой девочкой.</text:p>
        </text:list-item>
        <text:list-item>
          <text:p text:style-name="P100">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3373403" text:continue-numbering="true" text:style-name="диалог">
        <text:list-item>
          <text:p text:style-name="P100">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3346222" text:continue-numbering="true" text:style-name="диалог">
        <text:list-item>
          <text:p text:style-name="P100">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3371969" text:continue-numbering="true" text:style-name="диалог">
        <text:list-item>
          <text:p text:style-name="P100">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3350623" text:continue-numbering="true" text:style-name="диалог">
        <text:list-item>
          <text:p text:style-name="P92"><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3368497" text:continue-numbering="true" text:style-name="диалог">
        <text:list-item>
          <text:p text:style-name="P92"><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3367341" text:continue-numbering="true" text:style-name="диалог">
        <text:list-item>
          <text:p text:style-name="P100">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6">*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3356832" text:continue-numbering="true" text:style-name="диалог">
        <text:list-item>
          <text:p text:style-name="P100"><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3344138" text:continue-numbering="true" text:style-name="диалог">
        <text:list-item>
          <text:p text:style-name="P100">Я тонко намекну, так сказать. И либо намек будет услышан, либо нет. — пишет он.</text:p>
        </text:list-item>
        <text:list-item>
          <text:p text:style-name="P100"><text:soft-page-break/>А ты рассматривал вариант, что тебя просто попробуют, а потом скажут, что это было так — просто для души отдохнуть?</text:p>
        </text:list-item>
        <text:list-item>
          <text:p text:style-name="P92"><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9">*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3363776" text:continue-list="list33348885" text:style-name="список_20_перечисление">
        <text:list-item>
          <text:p text:style-name="P102">на людях — привязанность к жертве. Окружающие умиляются такой замечательной парой!</text:p>
        </text:list-item>
        <text:list-item>
          <text:p text:style-name="P102">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60">«Она меня понимает, а ты нет. Кто ты вообще такая, чтобы втягивать ее в наши разборки?! Ты не должна этого делать!</text:p>
      <text:p text:style-name="P60">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60">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60"/>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6"><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3371213" text:continue-list="list33344138" text:style-name="диалог">
        <text:list-item>
          <text:p text:style-name="P92"><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3362665" text:continue-numbering="true" text:style-name="диалог">
        <text:list-item>
          <text:p text:style-name="P100">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6">* * *</text:p>
      <text:p text:style-name="P4">Идем дальше.</text:p>
      <text:list xml:id="list33347661" text:continue-numbering="true" text:style-name="диалог">
        <text:list-item>
          <text:p text:style-name="P100">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3365301" text:continue-numbering="true" text:style-name="диалог">
        <text:list-item>
          <text:p text:style-name="P100">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3367371" text:continue-numbering="true" text:style-name="диалог">
        <text:list-item>
          <text:p text:style-name="P92"><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6">* * *</text:p>
      <text:list xml:id="list33359581" text:continue-numbering="true" text:style-name="диалог">
        <text:list-item>
          <text:p text:style-name="P100">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00">Я счастлива, когда все открыто, все прозрачно, но ты начинаешь защищаться, хотя на тебя никто не нападает...</text:p>
        </text:list-item>
        <text:list-item>
          <text:p text:style-name="P100"><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60">«<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60">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60"/>
      <text:p text:style-name="P4">Едем дальше.</text:p>
      <text:list xml:id="list33372706" text:continue-numbering="true" text:style-name="диалог">
        <text:list-item>
          <text:p text:style-name="P100">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3359903" text:continue-numbering="true" text:style-name="диалог">
        <text:list-item>
          <text:p text:style-name="P92"><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60">«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60"/>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3347527" text:continue-numbering="true" text:style-name="диалог">
        <text:list-item>
          <text:p text:style-name="P100">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3368375" text:continue-numbering="true" text:style-name="диалог">
        <text:list-item>
          <text:p text:style-name="P100">Ты понимаешь, что существует определенная ответственность, которая, извини, ложится на твои плечи?! — спрашивает он.</text:p>
        </text:list-item>
        <text:list-item>
          <text:p text:style-name="P100">Какого рода ответственность? — спрашиваю я.</text:p>
        </text:list-item>
        <text:list-item>
          <text:p text:style-name="P100">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6"><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3352750" text:continue-numbering="true" text:style-name="диалог">
        <text:list-item>
          <text:p text:style-name="P100">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3346598" text:continue-numbering="true" text:style-name="диалог">
        <text:list-item>
          <text:p text:style-name="P100">Я не могу с этим спокойно смириться. — причитал он.</text:p>
        </text:list-item>
        <text:list-item>
          <text:p text:style-name="P100">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60">«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60">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60">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60"/>
      <text:p text:style-name="P4">Вот еще несколько его реплик:</text:p>
      <text:list xml:id="list33342872" text:continue-numbering="true" text:style-name="диалог">
        <text:list-item>
          <text:p text:style-name="P100"><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3358198" text:continue-numbering="true" text:style-name="диалог">
        <text:list-item>
          <text:p text:style-name="P100">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3372348" text:continue-numbering="true" text:style-name="диалог">
        <text:list-item>
          <text:p text:style-name="P92"><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3374206" text:continue-numbering="true" text:style-name="диалог">
        <text:list-item>
          <text:p text:style-name="P100">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9"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3364476" text:continue-numbering="true" text:style-name="диалог">
        <text:list-item>
          <text:p text:style-name="P100">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3363964" text:continue-numbering="true" text:style-name="диалог">
        <text:list-item>
          <text:p text:style-name="P92"><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00"><text:soft-page-break/>Ой, да я ее еще с университета знаю, — сказал он и его ответ сопровождался нервными смешками, — а что?</text:p>
        </text:list-item>
        <text:list-item>
          <text:p text:style-name="P100">Она тебе сообщение прислала: «А ты сегодня в парадном белье?» Это как понимать?</text:p>
        </text:list-item>
        <text:list-item>
          <text:p text:style-name="P100">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3368194" text:continue-numbering="true" text:style-name="диалог">
        <text:list-item>
          <text:p text:style-name="P100">Что ты придумываешь?! Ты что шуток не понимаешь?</text:p>
        </text:list-item>
        <text:list-item>
          <text:p text:style-name="P100">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6">*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6">* * *</text:p>
      <text:p text:style-name="P4">На следующий день мне написала ТэТэ на личный номер:</text:p>
      <text:p text:style-name="P4"/>
      <text:p text:style-name="P60">«Он в панике по поводу происходящего. И я чувствую себя, отчасти, виноватой. Не знаю, что именно ты там прочла, но это несерьезно...</text:p>
      <text:p text:style-name="P60">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60">Ему ведь не все равно... Не возьмусь говорить о высоких чувствах, но то, что не все-равно, это точно.»</text:p>
      <text:p text:style-name="P60"/>
      <text:list xml:id="list33360919" text:continue-numbering="true" text:style-name="диалог">
        <text:list-item>
          <text:p text:style-name="P100">Ты мужу переписку показывала? — спросила я.</text:p>
        </text:list-item>
        <text:list-item>
          <text:p text:style-name="P100">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6"><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3342454" text:continue-numbering="true" text:style-name="диалог">
        <text:list-item>
          <text:p text:style-name="P100">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3345242" text:continue-numbering="true" text:style-name="диалог">
        <text:list-item>
          <text:p text:style-name="P100">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6">* * *</text:p>
      <text:p text:style-name="P4">На следующее утро он прислал сообщение. В отличии от всех предыдущих посылов, содержание в нем было следующее:</text:p>
      <text:p text:style-name="P4"/>
      <text:p text:style-name="P60">«Прости что нагрубил и наговорил гадостей. Я уже сам не ведаю что творю. Но не провоцируй меня, пожалуйста.</text:p>
      <text:p text:style-name="P60">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60">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60">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60">Я не обманывал тебя. Ты просто хотела услышать не то, о чем спрашивала.»</text:p>
      <text:p text:style-name="P60"/>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60">«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60">«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60">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60">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60">Но эта чертова ТТ и переписка... И вот ты больше мне не веришь.</text:p>
      <text:p text:style-name="P60">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60">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60">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60">Но я бы никогда не позволил себе того, что позволил!</text:p>
      <text:p text:style-name="P60">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60">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60">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60">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60"/>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9"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9"><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3343534" text:continue-numbering="true" text:style-name="диалог">
        <text:list-item>
          <text:p text:style-name="P100">Что, ручки из жопы?</text:p>
        </text:list-item>
      </text:list>
      <text:p text:style-name="P4"><text:soft-page-break/>Или:</text:p>
      <text:list xml:id="list33372694" text:continue-numbering="true" text:style-name="диалог">
        <text:list-item>
          <text:p text:style-name="P100">О, продолжай! Я же говорил, что ты неадекватная... — повторял он, снимая на камеру меня, доведенную до состояние сумасшествия...</text:p>
        </text:list-item>
      </text:list>
      <text:p text:style-name="P56">*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60">«Ахах! И это запостила! Тебя даже дурка не исправит, ты просто безнадежна.</text:p>
      <text:p text:style-name="P60">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60"/>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60">«Это письмо не начнется со слова «я» или со слова «ты» или даже «мы». И тут не будет ни обращений ни гадостей.</text:p>
      <text:p text:style-name="P60">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60">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60">Почему нельзя проститься? Разойтись? Сколько еще нужно крови? Очень хочется чтоб это закончилось.</text:p>
      <text:p text:style-name="P60">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60">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60">P.S.: Прости, что обозвал.</text:p>
      <text:p text:style-name="P60">С прошедшим тебя. Будь счастлива.»</text:p>
      <text:p text:style-name="P60"/>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3359864" text:continue-list="list33363776" text:style-name="список_20_перечисление">
        <text:list-item>
          <text:p text:style-name="P102">вам необходимо осознать, что вами манипулируют (или манипулировали);</text:p>
        </text:list-item>
        <text:list-item>
          <text:p text:style-name="P102">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3373419" text:continue-list="list33372694" text:style-name="диалог">
        <text:list-item>
          <text:p text:style-name="P100">Что происходит?</text:p>
        </text:list-item>
        <text:list-item>
          <text:p text:style-name="P100">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3351437" text:continue-numbering="true" text:style-name="диалог">
        <text:list-item>
          <text:p text:style-name="P100">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89"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3"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3349762" text:continue-numbering="true" text:style-name="диалог">
        <text:list-item>
          <text:p text:style-name="P115">Вашей маме зять не нужен?</text:p>
        </text:list-item>
      </text:list>
      <text:p text:style-name="P32">И заканчивая какими-то более экстравагантными:</text:p>
      <text:list xml:id="list33346722" text:continue-numbering="true" text:style-name="диалог">
        <text:list-item>
          <text:p text:style-name="P115">Твой отец случайно не хлеб?</text:p>
        </text:list-item>
        <text:list-item>
          <text:p text:style-name="P115">В каком смысле?</text:p>
        </text:list-item>
        <text:list-item>
          <text:p text:style-name="P115">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3373952" text:continue-numbering="true" text:style-name="диалог">
        <text:list-item>
          <text:p text:style-name="P115">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3370916" text:continue-numbering="true" text:style-name="диалог">
        <text:list-item>
          <text:p text:style-name="P115">Ты одна тут?</text:p>
        </text:list-item>
      </text:list>
      <text:p text:style-name="P32">И вы отвечаете, мол:</text:p>
      <text:list xml:id="list33351342" text:continue-numbering="true" text:style-name="диалог">
        <text:list-item>
          <text:p text:style-name="P115">Нет... я с подругой... Она сейчас подойдет... — недоумевая, что этот незнакомец от вас хочет.</text:p>
        </text:list-item>
      </text:list>
      <text:p text:style-name="P32"><text:soft-page-break/>На что он отвечает:</text:p>
      <text:list xml:id="list33349410" text:continue-numbering="true" text:style-name="диалог">
        <text:list-item>
          <text:p text:style-name="P115">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3371067" text:continue-numbering="true" text:style-name="диалог">
        <text:list-item>
          <text:p text:style-name="P115">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3347207" text:continue-numbering="true" text:style-name="диалог">
        <text:list-item>
          <text:p text:style-name="P115">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3373464" text:continue-numbering="true" text:style-name="диалог">
        <text:list-item>
          <text:p text:style-name="P115">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3344125" text:continue-numbering="true" text:style-name="диалог">
        <text:list-item>
          <text:p text:style-name="P115">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2">*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3363255" text:continue-numbering="true" text:style-name="диалог">
        <text:list-item>
          <text:p text:style-name="P115">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6400686148753062497" text:style-name="List_20_2">
        <text:list-item>
          <text:p text:style-name="P125">Кластер <text:span text:style-name="T50">A</text:span><text:span text:style-name="T9">:</text:span></text:p>
          <text:list>
            <text:list-item>
              <text:p text:style-name="P127">Параноидное;</text:p>
            </text:list-item>
            <text:list-item>
              <text:p text:style-name="P127">Шизоидное;</text:p>
            </text:list-item>
            <text:list-item>
              <text:p text:style-name="P127">Шизотипическое.</text:p>
              <text:p text:style-name="P124"><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4"><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4"><text:span text:style-name="T8">Кластер </text:span><text:span text:style-name="T55">B</text:span><text:span text:style-name="T9">:</text:span></text:p>
          <text:list>
            <text:list-item>
              <text:p text:style-name="P127">Антисоциальное;</text:p>
            </text:list-item>
            <text:list-item>
              <text:p text:style-name="P127">Пограничное;</text:p>
            </text:list-item>
            <text:list-item>
              <text:p text:style-name="P127">Истерическое;</text:p>
            </text:list-item>
            <text:list-item>
              <text:p text:style-name="P127">Нарциссическое.</text:p>
              <text:p text:style-name="P124"><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8"><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4">Кластер </text:span><text:span text:style-name="T50">C</text:span><text:span text:style-name="T22">:</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8">Их поведение описывается, как антиобщественное, замкнутое, неуверенное и чрезвычайно чувствительное.</text:p>
            </text:list-item>
          </text:list>
        </text:list-item>
      </text:list>
      <text:p text:style-name="P78"/>
      <text:p text:style-name="P79"><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3">*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3356230" text:continue-list="list33350642" text:style-name="List_20_1">
        <text:list-item text:start-value="1">
          <text:p text:style-name="P140">заметная дисгармония в поведении:</text:p>
          <text:list>
            <text:list-item>
              <text:p text:style-name="P139">аффективность<text:note text:id="ftn21"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text:soft-page-break/>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873211836810116565" text:style-name="List_20_3">
        <text:list-item>
          <text:p text:style-name="P128">отсутствие расстройства личности и существенных критериев личностного расстройства;</text:p>
        </text:list-item>
        <text:list-item>
          <text:p text:style-name="P128">личностное затруднение <text:span text:style-name="T2">(наличие подпороговых критериев одного или нескольких расстройств личности)</text:span>;</text:p>
        </text:list-item>
        <text:list-item>
          <text:p text:style-name="P128"><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0">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0"><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3351096" text:continue-list="list33359864"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3349168" text:continue-numbering="true" text:style-name="список_20_перечисление">
        <text:list-item>
          <text:p text:style-name="P121">чрезмерная чувствительность к неудачам и отказам;</text:p>
        </text:list-item>
        <text:list-item>
          <text:p text:style-name="P121">постоянное недовольство окружающими, неумение прощать оскорбления, причинение ущерба, высокомерное поведение;</text:p>
        </text:list-item>
        <text:list-item>
          <text:p text:style-name="P121">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1">воинственно-щепетильное, не соответствующее фактической ситуации отношение к вопросам, связанным с правами личности;</text:p>
        </text:list-item>
        <text:list-item>
          <text:p text:style-name="P121">возобновляющиеся неоправданные подозрения в неверности сексуального партнера;</text:p>
        </text:list-item>
        <text:list-item>
          <text:p text:style-name="P121">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3350951" text:continue-numbering="true" text:style-name="список_20_перечисление">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3345450" text:continue-numbering="true" text:style-name="список_20_перечисление">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24" text:note-class="footnote"><text:note-citation text:label="*">*</text:note-citation><text:note-body><text:p text:style-name="P77">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из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3349810" text:continue-list="list33356230" text:style-name="List_20_1">
        <text:list-item text:start-value="1">
          <text:p text:style-name="P126">Латентный или пассивный социопат.</text:p>
          <text:p text:style-name="P129">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9">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6">Активный социопат.</text:p>
          <text:p text:style-name="P129">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9">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3361925" text:continue-list="list33345450" text:style-name="список_20_перечисление">
        <text:list-item>
          <text:p text:style-name="P119">ярко выраженная тенденция действовать импульсивно, без учёта последствий, наряду с неустойчивостью настроения;</text:p>
        </text:list-item>
        <text:list-item>
          <text:p text:style-name="P119">минимальная способность планировать;</text:p>
        </text:list-item>
        <text:list-item>
          <text:p text:style-name="P119">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5528911511714454887" text:style-name="List_20_4">
        <text:list-item>
          <text:p text:style-name="P122">Эмоциональный или импульсивный тип:</text:p>
          <text:list>
            <text:list-item>
              <text:p text:style-name="P120">склонность к совершению неблагоприятных поступков без учета неблагоприятных последствий;</text:p>
            </text:list-item>
            <text:list-item>
              <text:p text:style-name="P120">высокая активность, сочетающаяся с неумением находить общий язык с окружающими;</text:p>
            </text:list-item>
            <text:list-item>
              <text:p text:style-name="P131"><text:span text:style-name="T22">склонность к сексуальной распущенности</text:span><text:span text:style-name="T54">.</text:span></text:p>
            </text:list-item>
          </text:list>
          <text:p text:style-name="P131"><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0">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0">Способны совершить криминальное действие.</text:p>
          <text:p text:style-name="P120"/>
        </text:list-item>
        <text:list-item>
          <text:p text:style-name="P122">Пограничный тип.</text:p>
          <text:list>
            <text:list-item>
              <text:p text:style-name="P120">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0">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0">повышенная впечатлительность;</text:p>
            </text:list-item>
            <text:list-item>
              <text:p text:style-name="P120">развитое воображение;</text:p>
            </text:list-item>
            <text:list-item>
              <text:p text:style-name="P120">внушаемость.</text:p>
            </text:list-item>
          </text:list>
          <text:p text:style-name="P120">Человек пограничного типа склонен проявлять высокую активность в сферах, которые ему в данный момент наиболее интересны.</text:p>
          <text:p text:style-name="P120">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0"><text:soft-page-break/>Из-за склонности к внушаемости и фантазированию, сферы его интересов постоянно меняются.</text:p>
          <text:p text:style-name="P131"><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0">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3365786" text:continue-list="list33361925" text:style-name="список_20_перечисление">
        <text:list-item>
          <text:p text:style-name="P119">самодраматизация, театральность, преувеличенное выражение эмоций;</text:p>
        </text:list-item>
        <text:list-item>
          <text:p text:style-name="P119">внушаемость, лёгкая подверженность влиянию окружающих или обстоятельств;</text:p>
        </text:list-item>
        <text:list-item>
          <text:p text:style-name="P119">поверхностность и лабильность эмоциональности (подвижность, неустойчивость, изменчивость психики);</text:p>
        </text:list-item>
        <text:list-item>
          <text:p text:style-name="P119">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9">неадекватная обольстительность во внешнем виде и поведении;</text:p>
        </text:list-item>
        <text:list-item>
          <text:p text:style-name="P119">чрезмерная озабоченность физической привлекательностью;</text:p>
        </text:list-item>
        <text:list-item>
          <text:p text:style-name="P119">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3361479"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9">«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8"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6741340317539881145" text:style-name="List_20_5">
        <text:list-item>
          <text:p text:style-name="P116">Значительные нарушения функционирования личности:</text:p>
          <text:list>
            <text:list-item>
              <text:p text:style-name="P116">Нарушения в собственном функционировании</text:p>
              <text:p text:style-name="P132"><text:span text:style-name="T54">(a </text:span><text:span text:style-name="T22">или </text:span><text:span text:style-name="T54">b)</text:span><text:span text:style-name="T53">:</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16">Нарушения в межперсональном функционировании</text:p>
              <text:p text:style-name="P123"><text:span text:style-name="T52">(a </text:span><text:span text:style-name="T4">или </text:span><text:span text:style-name="T52">b)</text:span><text:span text:style-name="T53">:</text:span></text:p>
              <text:list>
                <text:list-item>
                  <text:p text:style-name="P116">Отсутствие эмпатии.</text:p>
                  <text:p text:style-name="P116">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е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text:soft-page-break/>Антагонизм (соперничество и соревнование), характеризующийся:</text:p>
              <text:list>
                <text:list-item>
                  <text:p text:style-name="P116">Грандиозностью.</text:p>
                  <text:p text:style-name="P116">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3345887" text:continue-list="list33361479" text:style-name="список_20_перечисление">
        <text:list-item>
          <text:p text:style-name="P117">необоснованная критика или презрение по отношению к собеседник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3"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1">*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9">*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3351005" text:continue-list="list33363255" text:style-name="диалог">
        <text:list-item>
          <text:p text:style-name="P103">Ты просто его не знаешь!</text:p>
        </text:list-item>
      </text:list>
      <text:p text:style-name="P56">*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3367327" text:continue-numbering="true" text:style-name="диалог">
        <text:list-item>
          <text:p text:style-name="P100">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3356096" text:continue-numbering="true" text:style-name="диалог">
        <text:list-item>
          <text:p text:style-name="P100">Ты вокруг меня плетешь какую-то западню...</text:p>
        </text:list-item>
        <text:list-item>
          <text:p text:style-name="P100">Я ничего такого не делал...</text:p>
        </text:list-item>
        <text:list-item>
          <text:p text:style-name="P100">Каждый справляется с болью по разному...</text:p>
        </text:list-item>
        <text:list-item>
          <text:p text:style-name="P100">Я был на четырех свиданиях...</text:p>
        </text:list-item>
        <text:list-item>
          <text:p text:style-name="P100">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1">*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3353573" text:continue-numbering="true" text:style-name="диалог">
        <text:list-item>
          <text:p text:style-name="P103">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1">*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9"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3"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3"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3353572" text:continue-numbering="true" text:style-name="диалог">
        <text:list-item>
          <text:p text:style-name="P100">Тебе показалось.</text:p>
        </text:list-item>
        <text:list-item>
          <text:p text:style-name="P100">Ты себе накручиваешь.</text:p>
        </text:list-item>
        <text:list-item>
          <text:p text:style-name="P100">Ничего у тебя не болит.</text:p>
        </text:list-item>
        <text:list-item>
          <text:p text:style-name="P100">Ты сама придумываешь себе проблемы.</text:p>
        </text:list-item>
        <text:list-item>
          <text:p text:style-name="P100">Я такого не говорил!</text:p>
        </text:list-item>
      </text:list>
      <text:p text:style-name="P4">Или:</text:p>
      <text:list xml:id="list33348244" text:continue-numbering="true" text:style-name="диалог">
        <text:list-item>
          <text:p text:style-name="P100">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3349950" text:continue-numbering="true" text:style-name="диалог">
        <text:list-item>
          <text:p text:style-name="P100">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3364048" text:continue-numbering="true" text:style-name="диалог">
        <text:list-item>
          <text:p text:style-name="P100">С чего бы это ему причинять мне зло?</text:p>
        </text:list-item>
      </text:list>
      <text:p text:style-name="P4">Во-вторых: он опровергает ваше мнение:</text:p>
      <text:list xml:id="list33351385" text:continue-numbering="true" text:style-name="диалог">
        <text:list-item>
          <text:p text:style-name="P100">Не придумывай! Тебе показалось!</text:p>
        </text:list-item>
      </text:list>
      <text:p text:style-name="P4">В-третьих: этот человек настаивает на своей точке зрения, убеждая в этом вас:</text:p>
      <text:list xml:id="list33349939" text:continue-numbering="true" text:style-name="диалог">
        <text:list-item>
          <text:p text:style-name="P100">Я же знаю, что тебе нравится! Да нравится же! Ну чего ты врешь?!</text:p>
        </text:list-item>
      </text:list>
      <text:p text:style-name="P4">Вы начинаете в себе сомневаться если:</text:p>
      <text:list xml:id="list33373368" text:continue-list="list33345887" text:style-name="список_20_перечисление">
        <text:list-item>
          <text:p text:style-name="P102">вас запугивают и шантажируют: <text:span text:style-name="T2">«Я не буду с тобой разговаривать, если ты продолжишь говорить этот бред!»</text:span></text:p>
        </text:list-item>
        <text:list-item>
          <text:p text:style-name="P102">вас держат в напряжении: <text:span text:style-name="T2">«Ну посмотрим, как ты будешь стараться! Что-то я сомневаюсь!»</text:span></text:p>
        </text:list-item>
        <text:list-item>
          <text:p text:style-name="P102">на вас оказывают давление: <text:span text:style-name="T2">«Если ты это не сделаешь, то значит не любишь меня!»</text:span></text:p>
        </text:list-item>
        <text:list-item>
          <text:p text:style-name="P102">вам внушают: <text:span text:style-name="T2">«Ты понимаешь, что такое говорят только ненормальные!?»</text:span></text:p>
        </text:list-item>
        <text:list-item>
          <text:p text:style-name="P102">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3363232" text:continue-list="list33349939" text:style-name="диалог">
        <text:list-item>
          <text:p text:style-name="P103">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3368822" text:continue-numbering="true" text:style-name="диалог">
        <text:list-item>
          <text:p text:style-name="P103">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3369222" text:continue-numbering="true" text:style-name="диалог">
        <text:list-item>
          <text:p text:style-name="P100">Мне это нравится? — Нет.</text:p>
        </text:list-item>
        <text:list-item>
          <text:p text:style-name="P100">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3373717" text:continue-numbering="true" text:style-name="диалог">
        <text:list-item>
          <text:p text:style-name="P100">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3351778" text:continue-numbering="true" text:style-name="диалог">
        <text:list-item>
          <text:p text:style-name="P100">Ты что, хочешь сказать, что я сумасшедшая?!</text:p>
        </text:list-item>
      </text:list>
      <text:p text:style-name="P49">*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3"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3367935" text:continue-numbering="true" text:style-name="диалог">
        <text:list-item>
          <text:p text:style-name="P100">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3349460" text:continue-numbering="true" text:style-name="диалог">
        <text:list-item>
          <text:p text:style-name="P100">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3360584" text:continue-numbering="true" text:style-name="диалог">
        <text:list-item>
          <text:p text:style-name="P100">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3372234" text:continue-numbering="true" text:style-name="диалог">
        <text:list-item>
          <text:p text:style-name="P100">Скажи мне, тебе правда неинтересно, в какой школе будет учится твой сын?</text:p>
        </text:list-item>
        <text:list-item>
          <text:p text:style-name="P100">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3"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33351211" text:continue-numbering="true" text:style-name="диалог">
        <text:list-item>
          <text:p text:style-name="P100">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33367946" text:continue-numbering="true" text:style-name="диалог">
        <text:list-item>
          <text:p text:style-name="P100">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3355748" text:continue-numbering="true" text:style-name="диалог">
        <text:list-item>
          <text:p text:style-name="P100">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3368365" text:continue-numbering="true" text:style-name="диалог">
        <text:list-item>
          <text:p text:style-name="P92"><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3345356" text:continue-numbering="true" text:style-name="диалог">
        <text:list-item>
          <text:p text:style-name="P100">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3360963" text:continue-numbering="true" text:style-name="диалог">
        <text:list-item>
          <text:p text:style-name="P100">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3"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3353697" text:continue-numbering="true" text:style-name="диалог">
        <text:list-item>
          <text:p text:style-name="P100">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3373237" text:continue-numbering="true" text:style-name="диалог">
        <text:list-item>
          <text:p text:style-name="P100">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3349037" text:continue-numbering="true" text:style-name="диалог">
        <text:list-item>
          <text:p text:style-name="P100">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3350180" text:continue-numbering="true" text:style-name="диалог">
        <text:list-item>
          <text:p text:style-name="P100">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3351066" text:continue-numbering="true" text:style-name="диалог">
        <text:list-item>
          <text:p text:style-name="P100">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3359446" text:continue-numbering="true" text:style-name="диалог">
        <text:list-item>
          <text:p text:style-name="P100">Ты в прошлый раз тоже говорила, что не повторится!</text:p>
          <text:p text:style-name="P91">*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3343933" text:continue-numbering="true" text:style-name="диалог">
        <text:list-item>
          <text:p text:style-name="P100">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3"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3348080" text:continue-numbering="true" text:style-name="диалог">
        <text:list-item>
          <text:p text:style-name="P100">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3355932" text:continue-numbering="true" text:style-name="диалог">
        <text:list-item>
          <text:p text:style-name="P100">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3"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3346439" text:continue-numbering="true" text:style-name="диалог">
        <text:list-item>
          <text:p text:style-name="P100">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3353715" text:continue-numbering="true" text:style-name="диалог">
        <text:list-item>
          <text:p text:style-name="P100">Ее бы не изнасиловали, если бы она не надела такое короткое платье.</text:p>
        </text:list-item>
        <text:list-item>
          <text:p text:style-name="P100">Тебя не повысили, потому что ты мало старалась.</text:p>
        </text:list-item>
        <text:list-item>
          <text:p text:style-name="P100">Твой кошелек украли из-за твоей невнимательности!</text:p>
        </text:list-item>
      </text:list>
      <text:p text:style-name="P4">Все подобные примеры подводятся итоговым приговором:</text:p>
      <text:list xml:id="list33348953" text:continue-numbering="true" text:style-name="диалог">
        <text:list-item>
          <text:p text:style-name="P100"><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3369756" text:continue-numbering="true" text:style-name="диалог">
        <text:list-item>
          <text:p text:style-name="P100">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3360427" text:continue-numbering="true" text:style-name="диалог">
        <text:list-item>
          <text:p text:style-name="P100">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3355374" text:continue-numbering="true" text:style-name="диалог">
        <text:list-item>
          <text:p text:style-name="P100">То есть, если ты пересолила суп, то позволишь своему мужу ударить тебя?</text:p>
        </text:list-item>
        <text:list-item>
          <text:p text:style-name="P100">Ты хочешь сказать, что украл бы деньги другого человека, если бы увидел у него расстегнутую сумку?</text:p>
        </text:list-item>
        <text:list-item>
          <text:p text:style-name="P100">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3"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3369626" text:continue-numbering="true" text:style-name="диалог">
        <text:list-item>
          <text:p text:style-name="P100">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3351244" text:continue-list="list33373368" text:style-name="список_20_перечисление">
        <text:list-item>
          <text:p text:style-name="P102">либо спор перейдет в русло конструктивного диалога;</text:p>
        </text:list-item>
        <text:list-item>
          <text:p text:style-name="P102">либо он бежит с «поля боя»;</text:p>
        </text:list-item>
        <text:list-item>
          <text:p text:style-name="P102"><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office:annotation office:name="__Annotation__12128_446060612"><dc:creator>Яна </dc:creator><dc:date>2018-11-19T10:47:52.60</dc:date><text:p text:style-name="P142"><text:span text:style-name="T66">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3350357" text:continue-list="list33369626" text:style-name="диалог">
        <text:list-item>
          <text:p text:style-name="P100">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3355223" text:continue-numbering="true" text:style-name="диалог">
        <text:list-item>
          <text:p text:style-name="P100">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3"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3356604" text:continue-numbering="true" text:style-name="диалог">
        <text:list-item>
          <text:p text:style-name="P100">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3351497" text:continue-numbering="true" text:style-name="диалог">
        <text:list-item>
          <text:p text:style-name="P100">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3343523" text:continue-numbering="true" text:style-name="диалог">
        <text:list-item>
          <text:p text:style-name="P100">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3368458" text:continue-list="list33351244"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3"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3349822" text:continue-list="list33343523" text:style-name="диалог">
        <text:list-item>
          <text:p text:style-name="P100">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3370997" text:continue-numbering="true" text:style-name="диалог">
        <text:list-item>
          <text:p text:style-name="P100">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3354511" text:continue-numbering="true" text:style-name="диалог">
        <text:list-item>
          <text:p text:style-name="P100">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3352439" text:continue-numbering="true" text:style-name="диалог">
        <text:list-item>
          <text:p text:style-name="P100"><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3359191" text:continue-numbering="true" text:style-name="диалог">
        <text:list-item>
          <text:p text:style-name="P100">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3357163" text:continue-numbering="true" text:style-name="диалог">
        <text:list-item>
          <text:p text:style-name="P100">Ты что, жаловался Маше/Пете на меня?</text:p>
        </text:list-item>
      </text:list>
      <text:p text:style-name="P4">Ну или пристыдить в распускании слухов о вашей паре:</text:p>
      <text:list xml:id="list33363789" text:continue-numbering="true" text:style-name="диалог">
        <text:list-item>
          <text:p text:style-name="P100">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3"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3356873" text:continue-numbering="true" text:style-name="диалог">
        <text:list-item>
          <text:p text:style-name="P100">Стой там — иди сюда.</text:p>
        </text:list-item>
        <text:list-item>
          <text:p text:style-name="P100">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3344154" text:continue-numbering="true" text:style-name="диалог">
        <text:list-item>
          <text:p text:style-name="P100">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3351756" text:continue-numbering="true" text:style-name="диалог">
        <text:list-item>
          <text:p text:style-name="P100">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3371147" text:continue-numbering="true" text:style-name="диалог">
        <text:list-item>
          <text:p text:style-name="P100">Ты такая красивая! Фу!</text:p>
        </text:list-item>
        <text:list-item>
          <text:p text:style-name="P100">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33512441" text:continue-numbering="true" text:style-name="диалог">
        <text:list-item>
          <text:p text:style-name="P100">Ты все придумываешь. Я такого не говорил...</text:p>
        </text:list-item>
      </text:list>
      <text:p text:style-name="P4">Потом висхолдинг:</text:p>
      <text:list xml:id="list33375039" text:continue-numbering="true" text:style-name="диалог">
        <text:list-item>
          <text:p text:style-name="P100">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3354945" text:continue-numbering="true" text:style-name="диалог">
        <text:list-item>
          <text:p text:style-name="P100">Вчера ты тоже говорила, что не хочешь ругаться, но, тем не менее мы поругались...</text:p>
        </text:list-item>
      </text:list>
      <text:p text:style-name="P4">Конечно, без триангуляции никуда:</text:p>
      <text:list xml:id="list33348834" text:continue-numbering="true" text:style-name="диалог">
        <text:list-item>
          <text:p text:style-name="P100">Да все говорят, что ты просто неурав­новешенная...</text:p>
        </text:list-item>
      </text:list>
      <text:p text:style-name="P4">И в заключение, виктимблейминг:</text:p>
      <text:list xml:id="list33353092" text:continue-numbering="true" text:style-name="диалог">
        <text:list-item>
          <text:p text:style-name="P100">Хватит ныть! Сидела бы молча — ничего бы этого не было!..</text:p>
        </text:list-item>
      </text:list>
      <text:p text:style-name="P56">*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3350585" text:continue-numbering="true" text:style-name="диалог">
        <text:list-item>
          <text:p text:style-name="P100">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3374012" text:continue-numbering="true" text:style-name="диалог">
        <text:list-item>
          <text:p text:style-name="P100">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3361670" text:continue-numbering="true" text:style-name="диалог">
        <text:list-item>
          <text:p text:style-name="P100">Если ты пригласишь всех друзей, то это вызовет дискомфорт.</text:p>
        </text:list-item>
      </text:list>
      <text:p text:style-name="P4">То есть:</text:p>
      <text:list xml:id="list33350307" text:continue-numbering="true" text:style-name="диалог">
        <text:list-item>
          <text:p text:style-name="P100"><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3366285" text:continue-numbering="true" text:style-name="диалог">
        <text:list-item>
          <text:p text:style-name="P100">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3354626" text:continue-numbering="true" text:style-name="диалог">
        <text:list-item>
          <text:p text:style-name="P100">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00">Мы сделаем это когда ты захочешь — завтра!</text:p>
        </text:list-item>
        <text:list-item>
          <text:p text:style-name="P100">Ты можешь рассказать мне. Я пойму! / Как ты могла такое сделать?! Ты в своем уме?</text:p>
        </text:list-item>
        <text:list-item>
          <text:p text:style-name="P100">Тебе не нужна косметика, ты у меня и так красивая! / Ух какая девушка, не то, что моя — замухрышка!</text:p>
        </text:list-item>
        <text:list-item>
          <text:p text:style-name="P100">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00">Не работает — нахлебница, сидит на моей шее. / Работает — а обо мне кто будет заботиться?! Эгоистка!</text:p>
        </text:list-item>
        <text:list-item>
          <text:p text:style-name="P100">Все женщины корыстные сучки! Им только деньги и нужны! / Как это ты сама за себя заплатишь? Ты хочешь меня унизить?</text:p>
        </text:list-item>
        <text:list-item>
          <text:p text:style-name="P100">Занимаешься спортом — хочешь, чтоб парни на твою накачанную попку смотрели? / Не занимаешься — лентяйка и жопа у тебя жирная!</text:p>
        </text:list-item>
        <text:list-item>
          <text:p text:style-name="P100"><text:soft-page-break/>Ей только обнимашки и нужны! / Она вообще не обращает на меня внимание!</text:p>
        </text:list-item>
        <text:list-item>
          <text:p text:style-name="P100">Мне нравятся умные девушки! / Ты что думаешь, что ты самая умная?!</text:p>
        </text:list-item>
        <text:list-item>
          <text:p text:style-name="P100">Мне так нравится твой смех! / Когда ты уже успокоишься? Веди себя нормально!</text:p>
        </text:list-item>
        <text:list-item>
          <text:p text:style-name="P100">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3351364" text:continue-numbering="true" text:style-name="диалог">
        <text:list-item>
          <text:p text:style-name="P92"><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100">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3346083" text:continue-numbering="true" text:style-name="диалог">
        <text:list-item>
          <text:p text:style-name="P100">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3354221" text:continue-numbering="true" text:style-name="диалог">
        <text:list-item>
          <text:p text:style-name="P97">Ого, сколько нежности! Всегда бы так!</text:p>
        </text:list-item>
        <text:list-item>
          <text:p text:style-name="P97">Ммм... спасибо, милый! Ты настоящий джентльмен! Если бы еще дома так себя вел, то цены бы тебе не было!</text:p>
        </text:list-item>
        <text:list-item>
          <text:p text:style-name="P107"><text:span text:style-name="T11">Ты что, рисуешься перед друзьями?</text:span>!</text:p>
        </text:list-item>
        <text:list-item>
          <text:p text:style-name="P97">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3"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3364339" text:continue-list="list5528911511714454887" text:style-name="List_20_4">
        <text:list-item text:start-value="1">
          <text:p text:style-name="P108">Стимуляция жертвы на действия путем поощрения за выполнение обязанностей манипулятора.</text:p>
        </text:list-item>
      </text:list>
      <text:list xml:id="list33343787" text:continue-list="list33354221" text:style-name="диалог">
        <text:list-item>
          <text:p text:style-name="P100">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3347370" text:continue-list="list33364339" text:style-name="List_20_4">
        <text:list-item>
          <text:p text:style-name="P108">Стимуляция жертвы на действия путем благодарности за то, что жертва выполнила свои обязанности.</text:p>
        </text:list-item>
      </text:list>
      <text:list xml:id="list33351145" text:continue-list="list33343787" text:style-name="диалог">
        <text:list-item>
          <text:p text:style-name="P100">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3365733" text:continue-list="list33347370" text:style-name="List_20_4">
        <text:list-item>
          <text:p text:style-name="P108">Стимуляция жертвы на действия путем требований ответной реакции на его действия.</text:p>
        </text:list-item>
      </text:list>
      <text:list xml:id="list33347062" text:continue-list="list33351145" text:style-name="диалог">
        <text:list-item>
          <text:p text:style-name="P100">Я вчера с тобой поделился, теперь ты делись.</text:p>
        </text:list-item>
        <text:list-item>
          <text:p text:style-name="P100">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3363363" text:continue-numbering="true" text:style-name="диалог">
        <text:list-item>
          <text:p text:style-name="P100">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3343285" text:continue-list="list33365733" text:style-name="List_20_4">
        <text:list-item>
          <text:p text:style-name="P108"><text:soft-page-break/>Стимуляция жертвы путем похвалы на самостоятельное выполнение общих обязанностей.</text:p>
        </text:list-item>
      </text:list>
      <text:list xml:id="list33375022" text:continue-list="list33363363" text:style-name="диалог">
        <text:list-item>
          <text:p text:style-name="P100">Милая, но ты же знаешь, что я не уберу в квартире, как ты! Ты с этим справишься гораздо быстрее, чем я! Ты у меня такая молодец!</text:p>
        </text:list-item>
        <text:list-item>
          <text:p text:style-name="P100">У тебя так здорово получается все планировать, так что я решил дать тебе возможность полностью спланировать эту поездку!</text:p>
        </text:list-item>
        <text:list-item>
          <text:p text:style-name="P100">Никто не сделает это лучше тебя! Не буду мешать!..</text:p>
        </text:list-item>
      </text:list>
      <text:list xml:id="list33371622" text:continue-list="list33343285" text:style-name="List_20_4">
        <text:list-item>
          <text:p text:style-name="P108">Сглаживание последствий негативного поведения абьюзера.</text:p>
        </text:list-item>
      </text:list>
      <text:list xml:id="list33365952" text:continue-list="list33375022" text:style-name="диалог">
        <text:list-item>
          <text:p text:style-name="P100">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6"><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3356383" text:continue-numbering="true" text:style-name="диалог">
        <text:list-item>
          <text:p text:style-name="P100">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3343349" text:continue-numbering="true" text:style-name="диалог">
        <text:list-item>
          <text:p text:style-name="P100">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3364245" text:continue-numbering="true" text:style-name="диалог">
        <text:list-item>
          <text:p text:style-name="P100"><text:soft-page-break/>Вау, а что это за платье у тебя такое! Может наденешь что-то другое?</text:p>
        </text:list-item>
        <text:list-item>
          <text:p text:style-name="P100">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3344136" text:continue-numbering="true" text:style-name="диалог">
        <text:list-item>
          <text:p text:style-name="P100">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3362026" text:continue-numbering="true" text:style-name="диалог">
        <text:list-item>
          <text:p text:style-name="P100">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3360004" text:continue-numbering="true" text:style-name="диалог">
        <text:list-item>
          <text:p text:style-name="P100">Да, эта то самое платье, в котором я была на нашем свидании неделю назад. Ты еще сказал, что я хорошо выгляжу.</text:p>
        </text:list-item>
        <text:list-item>
          <text:p text:style-name="P100">Ты думаешь, что если скажешь мне пару незнакомых мне слов, я тебя любить больше буду?</text:p>
        </text:list-item>
        <text:list-item>
          <text:p text:style-name="P100">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3356207" text:continue-numbering="true" text:style-name="диалог">
        <text:list-item>
          <text:p text:style-name="P100">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3371580" text:continue-numbering="true" text:style-name="диалог">
        <text:list-item>
          <text:p text:style-name="P100">Если ты еще раз так сделаешь — пеняй на себя!</text:p>
        </text:list-item>
        <text:list-item>
          <text:p text:style-name="P100">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3373985" text:continue-numbering="true" text:style-name="диалог">
        <text:list-item>
          <text:p text:style-name="P100">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3351118" text:continue-numbering="true" text:style-name="диалог">
        <text:list-item>
          <text:p text:style-name="P100">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3355505" text:continue-numbering="true" text:style-name="диалог">
        <text:list-item>
          <text:p text:style-name="P100">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3"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9">*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3" text:outline-level="3"><text:bookmark-start text:name="Nieriashlivost__"/>О<text:bookmark-end text:name="Nieriashlivost__"/>тношение к чистоте</text:h>
      <text:p text:style-name="P4">Еще один из признаков <office:annotation office:name="__Annotation__12129_446060612"><dc:creator>Яна </dc:creator><dc:date>2018-11-19T10:48:52.71</dc:date><text:p text:style-name="P142"><text:span text:style-name="T68">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4419298475011809189" text:style-name="L2">
        <text:list-item>
          <text:p text:style-name="P133"><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9"><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98"><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8"><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8"><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3" text:outline-level="3"><text:bookmark-start text:name="Nieghliekt_"/>Неглект<text:bookmark-end text:name="Nieghliekt_"/></text:h>
      <text:p text:style-name="P71"/>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966938112873387218" text:style-name="L3">
        <text:list-item>
          <text:p text:style-name="P134"><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10">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10"><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10">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10">абьюзер считает, что у вас лишний вес и заставляет вас голодать;</text:p>
        </text:list-item>
        <text:list-item>
          <text:p text:style-name="P110">абьюзер создает условия, в которых заставляет вас мерзнуть: «Холодно? Приседай — быстрее согреешься!»;</text:p>
        </text:list-item>
        <text:list-item>
          <text:p text:style-name="P110">абьюзер мешает вам спать: «На том свете выспишься!»;</text:p>
        </text:list-item>
        <text:list-item>
          <text:p text:style-name="P110">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3360644" text:continue-list="list33355505" text:style-name="диалог">
        <text:list-item>
          <text:p text:style-name="P100">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3371051" text:continue-numbering="true" text:style-name="диалог">
        <text:list-item>
          <text:p text:style-name="P100">Ты же знаешь, что я на антибиотиках. Ты не хочешь, чтобы я выздоровела?</text:p>
        </text:list-item>
        <text:list-item>
          <text:p text:style-name="P100">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3"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9"><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4">*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3"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3"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2">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3"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3364411" text:continue-numbering="true" text:style-name="диалог">
        <text:list-item>
          <text:p text:style-name="P100">Так будет лучше для нас.</text:p>
        </text:list-item>
      </text:list>
      <text:p text:style-name="P4">Или:</text:p>
      <text:list xml:id="list33348699" text:continue-numbering="true" text:style-name="диалог">
        <text:list-item>
          <text:p text:style-name="P100">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9">*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3"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3372229" text:continue-numbering="true" text:style-name="диалог">
        <text:list-item>
          <text:p text:style-name="P100">Меня никто, кроме тебя не понимает!</text:p>
        </text:list-item>
        <text:list-item>
          <text:p text:style-name="P100">Ты лучшее, что со мной случилось в жизни!</text:p>
        </text:list-item>
        <text:list-item>
          <text:p text:style-name="P100">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3" text:outline-level="3">Универсальные способы противостояния манипуляции.</text:h>
      <text:list xml:id="list33354592" text:continue-list="list33349810" text:style-name="List_20_1">
        <text:list-item text:start-value="1">
          <text:p text:style-name="P104">Недоверие.</text:p>
          <text:p text:style-name="P10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4">Избегание источников раздражителя.</text:p>
          <text:p text:style-name="P10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4">Ирония, подход с юмором.</text:p>
          <text:p text:style-name="P105">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4">Мнимое непонимание.</text:p>
          <text:p text:style-name="P10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6"/>
        </text:list-item>
        <text:list-item>
          <text:p text:style-name="P104"><text:soft-page-break/>Критичность мышления.</text:p>
          <text:p text:style-name="P10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4">Возможность выбора.</text:p>
          <text:p text:style-name="P10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4">Наличие времени на обдумывание.</text:p>
          <text:p text:style-name="P10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4">Уверенность в себе и больше смелости.</text:p>
          <text:p text:style-name="P105">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4">Самодостаточность.</text:p>
          <text:p text:style-name="P95"><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90"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3351427" text:continue-list="list33372229" text:style-name="диалог">
        <text:list-item>
          <text:p text:style-name="P100">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9"><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3368327" text:continue-numbering="true" text:style-name="диалог">
        <text:list-item>
          <text:p text:style-name="P100">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3368397" text:continue-numbering="true" text:style-name="диалог">
        <text:list-item>
          <text:p text:style-name="P100">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3373907" text:continue-numbering="true" text:style-name="диалог">
        <text:list-item>
          <text:p text:style-name="P99">На, только не плачь!</text:p>
        </text:list-item>
        <text:list-item>
          <text:p text:style-name="P99">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3374128" text:continue-numbering="true" text:style-name="диалог">
        <text:list-item>
          <text:p text:style-name="P99">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3368966" text:continue-numbering="true" text:style-name="диалог">
        <text:list-item>
          <text:p text:style-name="P99">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3342649" text:continue-numbering="true" text:style-name="диалог">
        <text:list-item>
          <text:p text:style-name="P99">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3368886" text:continue-numbering="true" text:style-name="диалог">
        <text:list-item>
          <text:p text:style-name="P99">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3343733" text:continue-numbering="true" text:style-name="диалог">
        <text:list-item>
          <text:p text:style-name="P99">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3359304" text:continue-numbering="true" text:style-name="диалог">
        <text:list-item>
          <text:p text:style-name="P99">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3370140" text:continue-numbering="true" text:style-name="диалог">
        <text:list-item>
          <text:p text:style-name="P99">Кто тебя такого полюбит!</text:p>
        </text:list-item>
        <text:list-item>
          <text:p text:style-name="P99">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3351149" text:continue-numbering="true" text:style-name="диалог">
        <text:list-item>
          <text:p text:style-name="P99">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3349768" text:continue-numbering="true" text:style-name="диалог">
        <text:list-item>
          <text:p text:style-name="P99">Почему Петя может, а ты нет?</text:p>
        </text:list-item>
        <text:list-item>
          <text:p text:style-name="P99">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3369414" text:continue-numbering="true" text:style-name="диалог">
        <text:list-item>
          <text:p text:style-name="P99">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3365857" text:continue-numbering="true" text:style-name="диалог">
        <text:list-item>
          <text:p text:style-name="P106">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3347164" text:continue-numbering="true" text:style-name="диалог">
        <text:list-item>
          <text:p text:style-name="P106">Мы с папой просто поговорим!</text:p>
        </text:list-item>
        <text:list-item>
          <text:p text:style-name="P106">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3359647" text:continue-numbering="true" text:style-name="диалог">
        <text:list-item>
          <text:p text:style-name="P99">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3373055" text:continue-numbering="true" text:style-name="диалог">
        <text:list-item>
          <text:p text:style-name="P111">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7">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3370979" text:continue-numbering="true" text:style-name="диалог">
        <text:list-item>
          <text:p text:style-name="P111">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1"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3362416" text:continue-numbering="true" text:style-name="диалог">
        <text:list-item>
          <text:p text:style-name="P97">Что это было?</text:p>
        </text:list-item>
        <text:list-item>
          <text:p text:style-name="P97">Почему это произошло со мной?</text:p>
        </text:list-item>
        <text:list-item>
          <text:p text:style-name="P97">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3346601" text:continue-numbering="true" text:style-name="диалог">
        <text:list-item>
          <text:p text:style-name="P97">Это притянуто за уши;</text:p>
        </text:list-item>
        <text:list-item>
          <text:p text:style-name="P97">Это абсолютная клевета;</text:p>
        </text:list-item>
        <text:list-item>
          <text:p text:style-name="P97">Она все это придумала;</text:p>
        </text:list-item>
        <text:list-item>
          <text:p text:style-name="P97">Это полный бред/абсурд;</text:p>
        </text:list-item>
        <text:list-item>
          <text:p text:style-name="P97">Это не стоит моего внимания;</text:p>
        </text:list-item>
        <text:list-item>
          <text:p text:style-name="P97"><text:soft-page-break/>Это просто смешно;</text:p>
        </text:list-item>
        <text:list-item>
          <text:p text:style-name="P97">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50">*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8"/>
      <text:p text:style-name="P141">Содержание</text:p>
      <text:p text:style-name="P38"/>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3">Демонстрация занятости<text:tab/>436</text:p>
      <text:p text:style-name="P73">Демонстрация любви<text:tab/>440</text:p>
      <text:p text:style-name="P76">Подкрепление.<text:line-break/>Стимуляция на действия<text:tab/>444</text:p>
      <text:p text:style-name="P73">Положительное подкрепление<text:tab/>445</text:p>
      <text:p text:style-name="P73">Неустойчивое или частичное подкрепление<text:tab/>451</text:p>
      <text:p text:style-name="P73">Отрицательное подкрепление<text:tab/>455</text:p>
      <text:p text:style-name="P73">Травмирующий одноразовый опыт<text:tab/>460</text:p>
      <text:p text:style-name="P76">Постоянные жалобы<text:tab/>462</text:p>
      <text:p text:style-name="P76">Отношение к чистоте<text:tab/>465</text:p>
      <text:p text:style-name="P73">Патологическая неряшливость.<text:tab/>465</text:p>
      <text:p text:style-name="P73"><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3">Вариант 1. <text:s/>Ничто не предвещало беды<text:tab/>479</text:p>
      <text:p text:style-name="P73">Вариант 2. Ну мааам<text:tab/>481</text:p>
      <text:p text:style-name="P73">Вариант 3. Я уже взрослый<text:tab/>484</text:p>
      <text:p text:style-name="P73">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ext:soft-page-break/>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row>
          <table:table-cell table:style-name="Таблица1.A1" office:value-type="string">
            <text:p text:style-name="P72"/>
          </table:table-cell>
        </table:table-row>
      </table:table>
      <text:p text:style-name="P69"><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64</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24T13:16:09.62</dc:date>
    <meta:editing-cycles>1820</meta:editing-cycles>
    <meta:editing-duration>P40DT18H56M17S</meta:editing-duration>
    <meta:document-statistic meta:table-count="1" meta:image-count="0" meta:object-count="0" meta:page-count="571" meta:paragraph-count="4085" meta:word-count="102981" meta:character-count="64706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